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21c9c" officeooo:paragraph-rsid="00121c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40c78" officeooo:paragraph-rsid="00140c78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9fd8e" officeooo:paragraph-rsid="0019fd8e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66564" officeooo:paragraph-rsid="00266564" fo:background-color="#fffff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bf381" officeooo:paragraph-rsid="002bf381" fo:background-color="#fffff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dc40b" officeooo:paragraph-rsid="001dc40b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b3d6" officeooo:paragraph-rsid="001eb3d6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a0c4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d944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bf381" officeooo:paragraph-rsid="002bf381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65f0b" officeooo:paragraph-rsid="00165f0b" fo:background-color="#b4c7d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90b12" officeooo:paragraph-rsid="00190b12" fo:background-color="#b4c7dc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c6457" officeooo:paragraph-rsid="001c6457" fo:background-color="#1e1e1e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dc40b" officeooo:paragraph-rsid="001dc40b" fo:background-color="#1e1e1e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e7b4b" officeooo:paragraph-rsid="001e7b4b" fo:background-color="#1e1e1e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a0c4" officeooo:paragraph-rsid="0021a0c4" fo:background-color="#1e1e1e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ffd7" officeooo:paragraph-rsid="0021d944" fo:background-color="#1e1e1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2a4d2" officeooo:paragraph-rsid="0022a4d2" fo:background-color="#1e1e1e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e20b1" officeooo:paragraph-rsid="002e20b1" fo:background-color="#1e1e1e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49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5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3484a0" fo:background-color="#1e1e1e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1d944" fo:background-color="#1e1e1e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53" style:family="paragraph" style:parent-style-name="Standard">
      <style:paragraph-properties style:line-height-at-least="0.503cm"/>
      <style:text-properties fo:color="#d4d4d4" style:font-name="Droid Sans Mono" fo:font-size="10pt" fo:font-weight="bold" fo:background-color="#1e1e1e" style:font-size-asian="10pt" style:font-weight-asian="bold" style:font-size-complex="10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d4d4d4" style:font-name="Droid Sans Mono" fo:font-size="12pt" style:text-underline-style="none" fo:font-weight="normal" officeooo:rsid="00190b12" officeooo:paragraph-rsid="00190b12" fo:background-color="#1e1e1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d4d4d4" style:font-name="Droid Sans Mono" fo:font-size="12pt" fo:font-weight="normal" officeooo:paragraph-rsid="002e20b1" fo:background-color="#1e1e1e" style:font-size-asian="10.5pt" style:font-size-complex="12pt"/>
    </style:style>
    <style:style style:name="P5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7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paragraph-rsid="0024b75d" fo:background-color="#1e1e1e"/>
    </style:style>
    <style:style style:name="P58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fo:font-size="10pt" officeooo:paragraph-rsid="002e20b1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fo:font-size="10pt" officeooo:rsid="002e20b1" officeooo:paragraph-rsid="002e20b1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bf381" officeooo:paragraph-rsid="002bf381" fo:background-color="#1e1e1e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2bf381" officeooo:paragraph-rsid="002c1181" fo:background-color="#1e1e1e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fo:color="#6a9955" style:font-name="Bitstream Vera Sans Mono" fo:font-size="10pt" style:text-underline-style="none" fo:font-weight="normal" officeooo:rsid="0022e94c" officeooo:paragraph-rsid="0022e94c" fo:background-color="transparent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style:line-height-at-least="0.503cm"/>
      <style:text-properties fo:color="#ce9178" style:font-name="Droid Sans Mono" fo:font-size="10pt" fo:font-weight="normal" fo:background-color="#1e1e1e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officeooo:paragraph-rsid="0021d944"/>
    </style:style>
    <style:style style:name="P69" style:family="paragraph" style:parent-style-name="Standard">
      <style:paragraph-properties style:line-height-at-least="0.503cm"/>
    </style:style>
    <style:style style:name="P70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e20b1" officeooo:paragraph-rsid="002e20b1" fo:background-color="transparent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3097c" fo:background-color="transparent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83ebd" fo:background-color="transparent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33097c" officeooo:paragraph-rsid="0033097c" fo:background-color="#ffffff" style:font-size-asian="16pt" style:font-weight-asian="bold" style:font-size-complex="16pt" style:font-weight-complex="bold"/>
    </style:style>
    <style:style style:name="P75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76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77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78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79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80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81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40c78" officeooo:paragraph-rsid="00140c78" fo:background-color="#ff8000" style:font-size-asian="10.5pt" style:font-weight-asian="bold" style:font-size-complex="12pt" style:font-weight-complex="bold"/>
    </style:style>
    <style:style style:name="P82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65f0b" officeooo:paragraph-rsid="00165f0b" fo:background-color="#ff8000" style:font-size-asian="10.5pt" style:font-weight-asian="bold" style:font-size-complex="12pt" style:font-weight-complex="bold"/>
    </style:style>
    <style:style style:name="P83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77055" officeooo:paragraph-rsid="00177055" fo:background-color="#ff8000" style:font-size-asian="10.5pt" style:font-weight-asian="bold" style:font-size-complex="12pt" style:font-weight-complex="bold"/>
    </style:style>
    <style:style style:name="P84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85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19fd8e" fo:background-color="#ff8000" style:font-size-asian="10.5pt" style:font-weight-asian="bold" style:font-size-complex="12pt" style:font-weight-complex="bold"/>
    </style:style>
    <style:style style:name="P86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21a0c4" fo:background-color="#ff8000" style:font-size-asian="10.5pt" style:font-weight-asian="bold" style:font-size-complex="12pt" style:font-weight-complex="bold"/>
    </style:style>
    <style:style style:name="P87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2a4d2" fo:background-color="#ff8000" style:font-size-asian="10.5pt" style:font-weight-asian="bold" style:font-size-complex="12pt" style:font-weight-complex="bold"/>
    </style:style>
    <style:style style:name="P88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4c2b6" fo:background-color="#ff8000" style:font-size-asian="10.5pt" style:font-weight-asian="bold" style:font-size-complex="12pt" style:font-weight-complex="bold"/>
    </style:style>
    <style:style style:name="P89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90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e20b1" fo:background-color="#ff8000" style:font-size-asian="10.5pt" style:font-weight-asian="bold" style:font-size-complex="12pt" style:font-weight-complex="bold"/>
    </style:style>
    <style:style style:name="P91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21c9c" officeooo:paragraph-rsid="00121c9c" fo:background-color="transparent" style:font-size-asian="10.5pt" style:font-weight-asian="bold" style:font-size-complex="12pt" style:font-weight-complex="bold"/>
    </style:style>
    <style:style style:name="P92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40c78" officeooo:paragraph-rsid="00140c78" fo:background-color="transparent" style:font-size-asian="10.5pt" style:font-weight-asian="bold" style:font-size-complex="12pt" style:font-weight-complex="bold"/>
    </style:style>
    <style:style style:name="P93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bold" officeooo:rsid="00165f0b" officeooo:paragraph-rsid="00165f0b" fo:background-color="transparent" style:font-size-asian="10.5pt" style:font-weight-asian="bold" style:font-size-complex="12pt" style:font-weight-complex="bold"/>
    </style:style>
    <style:style style:name="P94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bold" officeooo:rsid="001bbac9" officeooo:paragraph-rsid="001bbac9" fo:background-color="transparent" style:font-size-asian="10.5pt" style:font-weight-asian="bold" style:font-size-complex="12pt" style:font-weight-complex="bold"/>
    </style:style>
    <style:style style:name="P95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bold" officeooo:rsid="001e7b4b" officeooo:paragraph-rsid="001e7b4b" fo:background-color="transparent" style:font-size-asian="10.5pt" style:font-weight-asian="bold" style:font-size-complex="12pt" style:font-weight-complex="bold"/>
    </style:style>
    <style:style style:name="P96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40c78" officeooo:paragraph-rsid="00140c78" fo:background-color="transparent" style:font-size-asian="10.5pt" style:font-weight-asian="normal" style:font-size-complex="12pt" style:font-weight-complex="normal"/>
    </style:style>
    <style:style style:name="P97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98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99" style:family="paragraph" style:parent-style-name="Standard" style:list-style-name="L5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 style:list-style-name="L7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04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05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19fd8e" officeooo:paragraph-rsid="0021a0c4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 style:list-style-name="L14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 style:list-style-name="L15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09" style:family="paragraph" style:parent-style-name="Standard" style:list-style-name="L17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10" style:family="paragraph" style:parent-style-name="Standard" style:list-style-name="L18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11" style:family="paragraph" style:parent-style-name="Standard" style:list-style-name="L20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112" style:family="paragraph" style:parent-style-name="Standard" style:list-style-name="L21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113" style:family="paragraph" style:parent-style-name="Standard" style:list-style-name="L22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114" style:family="paragraph" style:parent-style-name="Standard" style:list-style-name="L23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115" style:family="paragraph" style:parent-style-name="Standard" style:list-style-name="L11">
      <style:paragraph-properties fo:text-align="justify" style:justify-single-word="false"/>
      <style:text-properties fo:font-weight="bold" officeooo:paragraph-rsid="001dc40b" style:font-weight-asian="bold" style:font-weight-complex="bold"/>
    </style:style>
    <style:style style:name="P116" style:family="paragraph" style:parent-style-name="Standard" style:list-style-name="L22">
      <style:paragraph-properties fo:text-align="justify" style:justify-single-word="false"/>
      <style:text-properties fo:font-weight="bold" officeooo:paragraph-rsid="00279e28" style:font-weight-asian="bold" style:font-weight-complex="bold"/>
    </style:style>
    <style:style style:name="P117" style:family="paragraph" style:parent-style-name="Standard" style:list-style-name="L14">
      <style:paragraph-properties fo:text-align="justify" style:justify-single-word="false"/>
      <style:text-properties officeooo:paragraph-rsid="0021d944"/>
    </style:style>
    <style:style style:name="P118" style:family="paragraph" style:parent-style-name="Standard" style:list-style-name="L23">
      <style:paragraph-properties fo:text-align="justify" style:justify-single-word="false"/>
      <style:text-properties officeooo:rsid="0029ad02" officeooo:paragraph-rsid="0029ad02"/>
    </style:style>
    <style:style style:name="P119" style:family="paragraph" style:parent-style-name="Standard">
      <style:paragraph-properties style:line-height-at-least="0.503cm"/>
      <style:text-properties fo:color="#b5cea8" style:font-name="Droid Sans Mono" fo:font-size="10pt" fo:font-weight="normal" fo:background-color="#1e1e1e" style:font-size-asian="10pt" style:font-size-complex="10pt"/>
    </style:style>
    <style:style style:name="P120" style:family="paragraph" style:parent-style-name="Standard" style:list-style-name="L25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33097c" officeooo:paragraph-rsid="0033097c" fo:background-color="#ff8000" style:font-size-asian="10.5pt" style:font-weight-asian="bold" style:font-size-complex="12pt" style:font-weight-complex="bold"/>
    </style:style>
    <style:style style:name="P121" style:family="paragraph" style:parent-style-name="Standard" style:list-style-name="L26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3097c" fo:background-color="transparent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aef76" officeooo:paragraph-rsid="003aef76" fo:background-color="transparent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c4d6c" officeooo:paragraph-rsid="003c4d6c" fo:background-color="transparent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d586e" officeooo:paragraph-rsid="003d586e" fo:background-color="transparent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28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130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21c9c"/>
    </style:style>
    <style:style style:name="T3" style:family="text">
      <style:text-properties style:font-name="Bitstream Vera Sans Mono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style:font-name="Bitstream Vera Sans Mono" fo:font-size="12pt" style:text-underline-style="none" fo:font-weight="normal" officeooo:rsid="0021a0c4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style:font-name="Bitstream Vera Sans Mono" fo:font-size="12pt" style:text-underline-style="none" fo:font-weight="normal" officeooo:rsid="0021d944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style:font-name="Bitstream Vera Sans Mono" fo:font-size="12pt" style:text-underline-style="none" fo:font-weight="normal" officeooo:rsid="00279e28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style:font-name="Bitstream Vera Sans Mono" fo:font-size="12pt" style:text-underline-style="none" fo:font-weight="normal" officeooo:rsid="002b74e4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style:font-name="Bitstream Vera Sans Mono" fo:font-size="12pt" style:text-underline-style="none" officeooo:rsid="001dc40b" fo:background-color="transparent" loext:char-shading-value="0" style:font-size-asian="10.5pt" style:font-size-complex="12pt"/>
    </style:style>
    <style:style style:name="T9" style:family="text">
      <style:text-properties style:font-name="Bitstream Vera Sans Mono" fo:font-size="12pt" style:text-underline-style="none" officeooo:rsid="001eb3d6" fo:background-color="transparent" loext:char-shading-value="0" style:font-size-asian="10.5pt" style:font-size-complex="12pt"/>
    </style:style>
    <style:style style:name="T10" style:family="text">
      <style:text-properties style:font-name="Bitstream Vera Sans Mono" fo:font-size="12pt" style:text-underline-style="none" officeooo:rsid="00279e28" fo:background-color="transparent" loext:char-shading-value="0" style:font-size-asian="10.5pt" style:font-size-complex="12pt"/>
    </style:style>
    <style:style style:name="T11" style:family="text">
      <style:text-properties style:font-name="Bitstream Vera Sans Mono" fo:font-size="12pt" style:text-underline-style="none" fo:font-weight="bold" fo:background-color="transparent" loext:char-shading-value="0" style:font-size-asian="10.5pt" style:font-weight-asian="bold" style:font-size-complex="12pt" style:font-weight-complex="bold"/>
    </style:style>
    <style:style style:name="T12" style:family="text">
      <style:text-properties style:font-name="Bitstream Vera Sans Mono" fo:font-size="12pt" style:text-underline-style="none" fo:font-weight="bold" officeooo:rsid="002b74e4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officeooo:rsid="00140c7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9cdcfe"/>
    </style:style>
    <style:style style:name="T17" style:family="text">
      <style:text-properties fo:color="#9cdcfe" style:font-name="Droid Sans Mono" fo:font-size="10.5pt" fo:font-weight="normal" fo:background-color="#1e1e1e" loext:char-shading-value="0"/>
    </style:style>
    <style:style style:name="T18" style:family="text">
      <style:text-properties fo:color="#9cdcfe" style:font-name="Droid Sans Mono" fo:font-weight="normal" fo:background-color="#1e1e1e" loext:char-shading-value="0"/>
    </style:style>
    <style:style style:name="T19" style:family="text">
      <style:text-properties fo:color="#9cdcfe" style:text-underline-style="none" officeooo:rsid="002e20b1" fo:background-color="#ffffff" loext:char-shading-value="0" style:font-weight-asian="normal" style:font-weight-complex="normal"/>
    </style:style>
    <style:style style:name="T20" style:family="text">
      <style:text-properties fo:color="#9cdcfe" style:text-underline-style="none" officeooo:rsid="0030f80a" fo:background-color="#ffffff" loext:char-shading-value="0" style:font-weight-asian="normal" style:font-weight-complex="normal"/>
    </style:style>
    <style:style style:name="T21" style:family="text">
      <style:text-properties fo:color="#9cdcfe" officeooo:rsid="0030f80a"/>
    </style:style>
    <style:style style:name="T22" style:family="text">
      <style:text-properties fo:color="#d4d4d4"/>
    </style:style>
    <style:style style:name="T23" style:family="text">
      <style:text-properties fo:color="#d4d4d4" style:font-name="Droid Sans Mono" fo:font-size="10.5pt" fo:font-weight="normal" fo:background-color="#1e1e1e" loext:char-shading-value="0"/>
    </style:style>
    <style:style style:name="T24" style:family="text">
      <style:text-properties fo:color="#d4d4d4" style:font-name="Droid Sans Mono" fo:font-weight="normal" fo:background-color="#1e1e1e" loext:char-shading-value="0"/>
    </style:style>
    <style:style style:name="T25" style:family="text">
      <style:text-properties fo:color="#dcdcaa"/>
    </style:style>
    <style:style style:name="T26" style:family="text">
      <style:text-properties fo:color="#dcdcaa" style:font-name="Droid Sans Mono" fo:font-size="10.5pt" fo:font-weight="normal" fo:background-color="#1e1e1e" loext:char-shading-value="0"/>
    </style:style>
    <style:style style:name="T27" style:family="text">
      <style:text-properties fo:color="#dcdcaa" style:font-name="Droid Sans Mono" fo:font-weight="normal" fo:background-color="#1e1e1e" loext:char-shading-value="0"/>
    </style:style>
    <style:style style:name="T28" style:family="text">
      <style:text-properties fo:color="#ce9178"/>
    </style:style>
    <style:style style:name="T29" style:family="text">
      <style:text-properties fo:color="#ce9178" style:font-name="Droid Sans Mono" fo:font-weight="normal" fo:background-color="#1e1e1e" loext:char-shading-value="0"/>
    </style:style>
    <style:style style:name="T30" style:family="text">
      <style:text-properties fo:color="#808080"/>
    </style:style>
    <style:style style:name="T31" style:family="text">
      <style:text-properties fo:color="#569cd6"/>
    </style:style>
    <style:style style:name="T32" style:family="text">
      <style:text-properties fo:color="#569cd6" style:font-name="Droid Sans Mono" fo:font-size="10.5pt" fo:font-weight="normal" fo:background-color="#1e1e1e" loext:char-shading-value="0"/>
    </style:style>
    <style:style style:name="T33" style:family="text">
      <style:text-properties fo:color="#569cd6" style:font-name="Droid Sans Mono" fo:font-weight="normal" fo:background-color="#1e1e1e" loext:char-shading-value="0"/>
    </style:style>
    <style:style style:name="T34" style:family="text">
      <style:text-properties fo:color="#569cd6" style:text-underline-style="none" officeooo:rsid="002e20b1" fo:background-color="#ffffff" loext:char-shading-value="0" style:font-weight-asian="normal" style:font-weight-complex="normal"/>
    </style:style>
    <style:style style:name="T35" style:family="text">
      <style:text-properties fo:color="#6a9955"/>
    </style:style>
    <style:style style:name="T36" style:family="text">
      <style:text-properties fo:color="#b5cea8"/>
    </style:style>
    <style:style style:name="T37" style:family="text">
      <style:text-properties officeooo:rsid="0021a0c4"/>
    </style:style>
    <style:style style:name="T38" style:family="text">
      <style:text-properties fo:color="#4fc1ff"/>
    </style:style>
    <style:style style:name="T39" style:family="text">
      <style:text-properties fo:color="#4fc1ff" style:font-name="Droid Sans Mono" fo:font-weight="normal" fo:background-color="#1e1e1e" loext:char-shading-value="0"/>
    </style:style>
    <style:style style:name="T40" style:family="text">
      <style:text-properties fo:color="#4ec9b0"/>
    </style:style>
    <style:style style:name="T41" style:family="text">
      <style:text-properties officeooo:rsid="0027eb52"/>
    </style:style>
    <style:style style:name="T42" style:family="text">
      <style:text-properties officeooo:rsid="002c1181"/>
    </style:style>
    <style:style style:name="T43" style:family="text">
      <style:text-properties style:text-underline-style="none" officeooo:rsid="002e20b1" fo:background-color="#ffffff" loext:char-shading-value="0" style:font-weight-asian="normal" style:font-weight-complex="normal"/>
    </style:style>
    <style:style style:name="T44" style:family="text">
      <style:text-properties officeooo:rsid="00383ebd"/>
    </style:style>
    <style:style style:name="T45" style:family="text">
      <style:text-properties fo:color="#c586c0"/>
    </style:style>
    <style:style style:name="T46" style:family="text">
      <style:text-properties officeooo:rsid="0039d3a7"/>
    </style:style>
    <style:style style:name="T47" style:family="text">
      <style:text-properties officeooo:rsid="003c4d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30"><text:span text:style-name="T1">O guia estelar de </text:span><text:span text:style-name="T2">JavaScript</text:span></text:p>
      <text:p text:style-name="P2">Introdução</text:p>
      <text:list xml:id="list320950788" text:style-name="L1">
        <text:list-item>
          <text:p text:style-name="P80">Abertura</text:p>
        </text:list-item>
      </text:list>
      <text:p text:style-name="P10">Vamos aprender sobre programação e Java Script. O que é o JavaScript, para o que ele serve, primeiros passos, tipos de dados, variáveis, prática, funções, manipulações de dados, expressões.</text:p>
      <text:p text:style-name="P10"/>
      <text:list xml:id="list80846306136392" text:continue-numbering="true" text:style-name="L1">
        <text:list-item>
          <text:p text:style-name="P80">JavaScript</text:p>
        </text:list-item>
      </text:list>
      <text:list xml:id="list2849688788" text:style-name="L2">
        <text:list-item>
          <text:p text:style-name="P91">JavaScript <text:span text:style-name="T13">Core</text:span></text:p>
          <text:list>
            <text:list-item>
              <text:p text:style-name="P96">linguagem de programação que roda Navegador do usuário (front-end):</text:p>
              <text:list>
                <text:list-item>
                  <text:p text:style-name="P96">Se você clicar em algum botão da página e aparece uma janela. Isso é o JavaScript.</text:p>
                </text:list-item>
                <text:list-item>
                  <text:p text:style-name="P97">Alteração do site ou aplicativo, conforme a interação do usuário.</text:p>
                </text:list-item>
              </text:list>
            </text:list-item>
            <text:list-item>
              <text:p text:style-name="P97">Roda também no computador (back-end)</text:p>
            </text:list-item>
          </text:list>
        </text:list-item>
        <text:list-item>
          <text:p text:style-name="P91">O que podemos fazer?</text:p>
          <text:list>
            <text:list-item>
              <text:p text:style-name="P97">Podemos criar aplicações web, mobile (React Native), desktop (Electron);</text:p>
            </text:list-item>
            <text:list-item>
              <text:p text:style-name="P97">Empresas famosas que usam:</text:p>
              <text:list>
                <text:list-item>
                  <text:p text:style-name="P97">Facebook (Instagram, WhatsApp);</text:p>
                </text:list-item>
                <text:list-item>
                  <text:p text:style-name="P97">Google (Youtube, Gmail, Drive);</text:p>
                </text:list-item>
                <text:list-item>
                  <text:p text:style-name="P97">Uber;</text:p>
                </text:list-item>
                <text:list-item>
                  <text:p text:style-name="P97">Netflix</text:p>
                </text:list-item>
                <text:list-item>
                  <text:p text:style-name="P97">TikTok</text:p>
                </text:list-item>
                <text:list-item>
                  <text:p text:style-name="P97">…</text:p>
                </text:list-item>
              </text:list>
            </text:list-item>
            <text:list-item>
              <text:p text:style-name="P97">99.99% dos sites na web usam JavaScript;</text:p>
            </text:list-item>
            <text:list-item>
              <text:p text:style-name="P97">Linguagem obrigatória para quem programa o Front-end Web.</text:p>
            </text:list-item>
          </text:list>
        </text:list-item>
        <text:list-item>
          <text:p text:style-name="P92">Evolução</text:p>
          <text:list>
            <text:list-item>
              <text:p text:style-name="P96">A comunidade cresce cada vez mais e a linguagem está sempre evoluindo.</text:p>
            </text:list-item>
          </text:list>
        </text:list-item>
        <text:list-item>
          <text:p text:style-name="P92">O que vamos ver o curso?</text:p>
          <text:list>
            <text:list-item>
              <text:p text:style-name="P96">Tipos de dados</text:p>
            </text:list-item>
            <text:list-item>
              <text:p text:style-name="P96">Variáveis</text:p>
            </text:list-item>
            <text:list-item>
              <text:p text:style-name="P96">Funções</text:p>
            </text:list-item>
            <text:list-item>
              <text:p text:style-name="P96">Condicionais</text:p>
            </text:list-item>
            <text:list-item>
              <text:p text:style-name="P96">Estruturas de repetição</text:p>
            </text:list-item>
            <text:list-item>
              <text:p text:style-name="P96">…</text:p>
            </text:list-item>
          </text:list>
        </text:list-item>
        <text:list-item>
          <text:p text:style-name="P92">Como vai funcionar a dinâmica do curso?</text:p>
          <text:list>
            <text:list-item>
              <text:p text:style-name="P96">Treino de futebol</text:p>
            </text:list-item>
            <text:list-item>
              <text:p text:style-name="P96">Treino de artes marciais</text:p>
            </text:list-item>
            <text:list-item>
              <text:p text:style-name="P96">Conceitos e fundamentos</text:p>
            </text:list-item>
            <text:list-item>
              <text:p text:style-name="P96">Prática</text:p>
            </text:list-item>
            <text:list-item>
              <text:p text:style-name="P96">Revisão</text:p>
            </text:list-item>
          </text:list>
        </text:list-item>
      </text:list>
      <text:p text:style-name="P7"/>
      <text:p text:style-name="P75">Guias estelares</text:p>
      <text:p text:style-name="P31"><text:span text:style-name="T1">O guia estelar de </text:span><text:span text:style-name="T2">JavaScript</text:span></text:p>
      <text:p text:style-name="P3">Primeiros Passos</text:p>
      <text:list xml:id="list4278678635" text:style-name="L3">
        <text:list-item>
          <text:p text:style-name="P81">Sintaxe</text:p>
        </text:list-item>
      </text:list>
      <text:list xml:id="list1133436833" text:style-name="L4">
        <text:list-item>
          <text:p text:style-name="P93">A importância da Sintaxe<text:span text:style-name="T14"> – escrever texto de uma maneira correta.</text:span></text:p>
          <text:list>
            <text:list-item>
              <text:p text:style-name="P98">Toda linguagem tem;</text:p>
            </text:list-item>
            <text:list-item>
              <text:p text:style-name="P98">Uma boa comunicação necessita de uma boa sintaxe;</text:p>
            </text:list-item>
            <text:list-item>
              <text:p text:style-name="P98">82% dos erros para iniciantes programação</text:p>
            </text:list-item>
          </text:list>
        </text:list-item>
      </text:list>
      <text:p text:style-name="P11"/>
      <text:p text:style-name="P28">js</text:p>
      <text:p text:style-name="P28"><text:s text:c="2"/>console.log(“Bem vindos ao Starter”)</text:p>
      <text:p text:style-name="P11"/>
      <text:list xml:id="list80846042276080" text:continue-list="list4278678635" text:style-name="L3">
        <text:list-item>
          <text:p text:style-name="P82">Maneiras de executar o JavaScript</text:p>
        </text:list-item>
      </text:list>
      <text:list xml:id="list3368862726" text:style-name="L5">
        <text:list-item>
          <text:p text:style-name="P99">Abra o navegador do seu computador e aperte a tecla <text:span text:style-name="T15">F12</text:span>, clique em “<text:span text:style-name="T15">console</text:span>” e pronto, já pode codar.</text:p>
        </text:list-item>
        <text:list-item>
          <text:p text:style-name="P99"><text:a xlink:type="simple" xlink:href="https://codepen.io/" text:style-name="Internet_20_link" text:visited-style-name="Visited_20_Internet_20_Link">https://codepen.io/</text:a></text:p>
        </text:list-item>
        <text:list-item>
          <text:p text:style-name="P99">Visual Studio Code</text:p>
        </text:list-item>
      </text:list>
      <text:p text:style-name="P12"/>
      <text:list xml:id="list80847556675333" text:continue-list="list80846042276080" text:style-name="L3">
        <text:list-item>
          <text:p text:style-name="P83">Adicionando arquivos JS</text:p>
        </text:list-item>
      </text:list>
      <text:list xml:id="list2662876715" text:style-name="L6">
        <text:list-item>
          <text:p text:style-name="P100">HTML</text:p>
        </text:list-item>
      </text:list>
      <text:p text:style-name="P38"><text:span text:style-name="T30">&lt;!</text:span><text:span text:style-name="T31">DOCTYPE</text:span> <text:span text:style-name="T16">html</text:span><text:span text:style-name="T30">&gt;</text:span></text:p>
      <text:p text:style-name="P48"><text:span text:style-name="T30">&lt;</text:span><text:span text:style-name="T31">html</text:span> <text:span text:style-name="T16">lang</text:span>=<text:span text:style-name="T28">"en"</text:span><text:span text:style-name="T30">&gt;</text:span></text:p>
      <text:p text:style-name="P48"><text:span text:style-name="T30">&lt;</text:span><text:span text:style-name="T31">head</text:span><text:span text:style-name="T30">&gt;</text:span></text:p>
      <text:p text:style-name="P48"><text:span text:style-name="T30">&lt;</text:span><text:span text:style-name="T31">meta</text:span> <text:span text:style-name="T16">charset</text:span>=<text:span text:style-name="T28">"UTF-8"</text:span><text:span text:style-name="T30">&gt;</text:span></text:p>
      <text:p text:style-name="P48"><text:span text:style-name="T30">&lt;</text:span><text:span text:style-name="T31">meta</text:span> <text:span text:style-name="T16">http-equiv</text:span>=<text:span text:style-name="T28">"X-UA-Compatible"</text:span> <text:span text:style-name="T16">content</text:span>=<text:span text:style-name="T28">"IE=edge"</text:span><text:span text:style-name="T30">&gt;</text:span></text:p>
      <text:p text:style-name="P48"><text:span text:style-name="T30">&lt;</text:span><text:span text:style-name="T31">meta</text:span> <text:span text:style-name="T16">name</text:span>=<text:span text:style-name="T28">"viewport"</text:span> <text:span text:style-name="T16">content</text:span>=<text:span text:style-name="T28">"width=device-width, initial-scale=1.0"</text:span><text:span text:style-name="T30">&gt;</text:span></text:p>
      <text:p text:style-name="P48"><text:span text:style-name="T30">&lt;</text:span><text:span text:style-name="T31">title</text:span><text:span text:style-name="T30">&gt;</text:span>Document<text:span text:style-name="T30">&lt;/</text:span><text:span text:style-name="T31">title</text:span><text:span text:style-name="T30">&gt;</text:span></text:p>
      <text:p text:style-name="P48"><text:span text:style-name="T30">&lt;/</text:span><text:span text:style-name="T31">head</text:span><text:span text:style-name="T30">&gt;</text:span></text:p>
      <text:p text:style-name="P48"><text:span text:style-name="T30">&lt;</text:span><text:span text:style-name="T31">body</text:span><text:span text:style-name="T30">&gt;</text:span></text:p>
      <text:p text:style-name="P53"><text:span text:style-name="T30">&lt;</text:span><text:span text:style-name="T31">script</text:span> <text:span text:style-name="T16">src</text:span>= <text:span text:style-name="T28">"./scripts.js"</text:span><text:span text:style-name="T30">&gt;&lt;/</text:span><text:span text:style-name="T31">script</text:span><text:span text:style-name="T30">&gt;</text:span></text:p>
      <text:p text:style-name="P48"><text:span text:style-name="T30">&lt;/</text:span><text:span text:style-name="T31">body</text:span><text:span text:style-name="T30">&gt;</text:span></text:p>
      <text:p text:style-name="P48"><text:span text:style-name="T30">&lt;/</text:span><text:span text:style-name="T31">html</text:span><text:span text:style-name="T30">&gt;</text:span></text:p>
      <text:p text:style-name="P29"/>
      <text:list xml:id="list4178060158" text:style-name="L7">
        <text:list-item>
          <text:p text:style-name="P101">JAVA SCRIPT</text:p>
        </text:list-item>
      </text:list>
      <text:p text:style-name="P36"><text:span text:style-name="T16">console</text:span><text:span text:style-name="T22">.</text:span><text:span text:style-name="T25">log</text:span><text:span text:style-name="T22">(</text:span><text:span text:style-name="T28">'Bem vindos ao Starter!!'</text:span><text:span text:style-name="T22">)</text:span></text:p>
      <text:p text:style-name="P54"/>
      <text:list xml:id="list80847138615421" text:continue-list="list80847556675333" text:style-name="L3">
        <text:list-item>
          <text:p text:style-name="P84">Comentários</text:p>
        </text:list-item>
      </text:list>
      <text:p text:style-name="P61">//Aqui eu tenho um comentário em linha</text:p>
      <text:p text:style-name="P65">/*</text:p>
      <text:p text:style-name="P65">Aqui eu tenho um comentário multi linha (bloco)</text:p>
      <text:p text:style-name="P58"/>
      <text:p text:style-name="P65">o código abaixo escreve alguma mensagem no devtools</text:p>
      <text:p text:style-name="P65">*/</text:p>
      <text:p text:style-name="P58"/>
      <text:p text:style-name="P48"><text:span text:style-name="T16">console</text:span>.<text:span text:style-name="T25">log</text:span>(<text:span text:style-name="T28">'Bem vindos ao Starter!!'</text:span>) <text:span text:style-name="T35">//algum cometário console.log('iria ignorar')</text:span></text:p>
      <text:p text:style-name="P48"><text:span text:style-name="T16">console</text:span>.<text:span text:style-name="T25">log</text:span>(<text:span text:style-name="T28">'não iria ignorar'</text:span>)</text:p>
      <text:p text:style-name="P8"/>
      <text:p text:style-name="P76">Guias estelares</text:p>
      <text:p text:style-name="P32"><text:span text:style-name="T1">O guia estelar de </text:span><text:span text:style-name="T2">JavaScript</text:span></text:p>
      <text:p text:style-name="P4">Tipos de dados</text:p>
      <text:list xml:id="list3843134235" text:style-name="L8">
        <text:list-item>
          <text:p text:style-name="P85">Introdução</text:p>
        </text:list-item>
      </text:list>
      <text:list xml:id="list3496661815" text:style-name="L9">
        <text:list-item>
          <text:p text:style-name="P94">Tipos de dados</text:p>
          <text:list>
            <text:list-item>
              <text:p text:style-name="P102">Gramática:</text:p>
              <text:list>
                <text:list-item>
                  <text:p text:style-name="P102">Elementos da linguagem e suas combinações</text:p>
                </text:list-item>
                <text:list-item>
                  <text:p text:style-name="P102">A arte de falar e escrever corretamente</text:p>
                </text:list-item>
              </text:list>
            </text:list-item>
            <text:list-item>
              <text:p text:style-name="P102">Vocabulário:</text:p>
              <text:list>
                <text:list-item>
                  <text:p text:style-name="P102">Conjunto de termos e expressões</text:p>
                </text:list-item>
                <text:list-item>
                  <text:p text:style-name="P102">Agrupamento de palavras</text:p>
                </text:list-item>
              </text:list>
            </text:list-item>
            <text:list-item>
              <text:p text:style-name="P102">Precisamos saber como escrever</text:p>
            </text:list-item>
            <text:list-item>
              <text:p text:style-name="P102">Precisamos saber os significados</text:p>
            </text:list-item>
            <text:list-item>
              <text:p text:style-name="P102">Precisamos continuar aprendendo, para crescer nosso vocabulário</text:p>
            </text:list-item>
          </text:list>
        </text:list-item>
        <text:list-item>
          <text:p text:style-name="P94">Como vai ser a dinâmica do aprendizado?</text:p>
          <text:list>
            <text:list-item>
              <text:p text:style-name="P102">Conceitos e escrita</text:p>
            </text:list-item>
            <text:list-item>
              <text:p text:style-name="P102">Vamos aprender os tipos de dados utilizados na linguagem</text:p>
              <text:list>
                <text:list-item>
                  <text:p text:style-name="P102">Você sabia que é possível aprender 80% de uma língua nova, com cerca de 20% do vocabulário? (até menos)</text:p>
                </text:list-item>
              </text:list>
            </text:list-item>
          </text:list>
        </text:list-item>
      </text:list>
      <text:p text:style-name="P13"/>
      <text:list xml:id="list80846954795645" text:continue-list="list3843134235" text:style-name="L8">
        <text:list-item>
          <text:p text:style-name="P85">String</text:p>
        </text:list-item>
      </text:list>
      <text:list xml:id="list1313312653" text:style-name="L10">
        <text:list-item>
          <text:p text:style-name="P103">Cadeia de caracteres</text:p>
          <text:list>
            <text:list-item>
              <text:p text:style-name="P103">“” aspas duplas</text:p>
            </text:list-item>
            <text:list-item>
              <text:p text:style-name="P103">‘’ aspas simples</text:p>
            </text:list-item>
            <text:list-item>
              <text:p text:style-name="P103">`` template literais ou tamplate strings (permite multi linhas) e permiter expressões dentro da string (interpolação).Ex. `${1+1}`</text:p>
            </text:list-item>
          </text:list>
        </text:list-item>
      </text:list>
      <text:p text:style-name="P14"/>
      <text:p text:style-name="P39"><text:span text:style-name="T16">console</text:span>.<text:span text:style-name="T25">log</text:span>(<text:span text:style-name="T28">"Thiago Carlos"</text:span>)</text:p>
      <text:p text:style-name="P48"><text:span text:style-name="T16">console</text:span>.<text:span text:style-name="T25">log</text:span>(<text:span text:style-name="T28">'Limeira da Silva'</text:span>)</text:p>
      <text:p text:style-name="P48"><text:span text:style-name="T16">console</text:span>.<text:span text:style-name="T25">log</text:span>(<text:span text:style-name="T28">`com crases eu posso </text:span></text:p>
      <text:p text:style-name="P58"/>
      <text:p text:style-name="P67">quebrar linha</text:p>
      <text:p text:style-name="P58"/>
      <text:p text:style-name="P48"><text:span text:style-name="T28">`</text:span>)</text:p>
      <text:p text:style-name="P58"/>
      <text:p text:style-name="P48"><text:span text:style-name="T16">console</text:span>.<text:span text:style-name="T25">log</text:span>(<text:span text:style-name="T28">"um 'exemplo'com asplas duplas"</text:span>)</text:p>
      <text:p text:style-name="P48"><text:span text:style-name="T16">console</text:span>.<text:span text:style-name="T25">log</text:span>(<text:span text:style-name="T28">'um "exemplo" com aspas simples'</text:span>)</text:p>
      <text:p text:style-name="P48"><text:span text:style-name="T16">console</text:span>.<text:span text:style-name="T25">log</text:span>(<text:span text:style-name="T28">`um "exemplo" com 'crases'`</text:span>)</text:p>
      <text:p text:style-name="P14"/>
      <text:list xml:id="list80845917931740" text:continue-list="list80846954795645" text:style-name="L8">
        <text:list-item>
          <text:p text:style-name="P85">Number</text:p>
        </text:list-item>
      </text:list>
      <text:list xml:id="list2963023350" text:style-name="L11">
        <text:list-item>
          <text:p text:style-name="P115"><text:span text:style-name="T9">N</text:span><text:span text:style-name="T8">úmeros</text:span></text:p>
        </text:list-item>
      </text:list>
      <text:p text:style-name="P15"><text:s text:c="4"/>33 <text:s/>// inteiros</text:p>
      <text:p text:style-name="P15"><text:s text:c="4"/>12.5 // reais - float</text:p>
      <text:p text:style-name="P15"><text:s text:c="4"/>NaN // Not a Number</text:p>
      <text:p text:style-name="P15"><text:s text:c="4"/>Infinity // infinito</text:p>
      <text:p text:style-name="P15"/>
      <text:p text:style-name="P40"><text:span text:style-name="T16">console</text:span>.<text:span text:style-name="T25">log</text:span>(<text:span text:style-name="T36">33</text:span>)</text:p>
      <text:p text:style-name="P48"><text:span text:style-name="T16">console</text:span>.<text:span text:style-name="T25">log</text:span>(-<text:span text:style-name="T36">33</text:span>)</text:p>
      <text:p text:style-name="P48"><text:span text:style-name="T16">console</text:span>.<text:span text:style-name="T25">log</text:span>(<text:span text:style-name="T36">12.5</text:span>)</text:p>
      <text:p text:style-name="P48"><text:soft-page-break/><text:span text:style-name="T16">console</text:span>.<text:span text:style-name="T25">log</text:span>(<text:span text:style-name="T36">12</text:span> + <text:span text:style-name="T36">12</text:span>)</text:p>
      <text:p text:style-name="P48"><text:span text:style-name="T16">console</text:span>.<text:span text:style-name="T25">log</text:span>(<text:span text:style-name="T36">15</text:span> / <text:span text:style-name="T36">3</text:span>)</text:p>
      <text:p text:style-name="P48"><text:span text:style-name="T16">console</text:span>.<text:span text:style-name="T25">log</text:span>(<text:span text:style-name="T36">15</text:span> / <text:span text:style-name="T28">"axsd"</text:span>)</text:p>
      <text:p text:style-name="P37"><text:span text:style-name="T16">console</text:span><text:span text:style-name="T22">.</text:span><text:span text:style-name="T25">log</text:span><text:span text:style-name="T22">(</text:span><text:span text:style-name="T36">12</text:span><text:span text:style-name="T22"> === </text:span><text:span text:style-name="T16">Infinity</text:span><text:span text:style-name="T22">)</text:span></text:p>
      <text:p text:style-name="P15"/>
      <text:list xml:id="list80846775999799" text:continue-list="list80845917931740" text:style-name="L8">
        <text:list-item>
          <text:p text:style-name="P85">Boolean</text:p>
        </text:list-item>
      </text:list>
      <text:list xml:id="list988869496" text:style-name="L12">
        <text:list-item>
          <text:p text:style-name="P95">Boolean - Booleano</text:p>
          <text:list>
            <text:list-item>
              <text:p text:style-name="P104">é um tipo de dado que só tem 2 valores:</text:p>
            </text:list-item>
          </text:list>
        </text:list-item>
      </text:list>
      <text:p text:style-name="P16"><text:s text:c="4"/>true // verdadeiro</text:p>
      <text:p text:style-name="P16"><text:s text:c="4"/>false // falso</text:p>
      <text:p text:style-name="P16"/>
      <text:p text:style-name="P41"><text:span text:style-name="T16">console</text:span>.<text:span text:style-name="T25">log</text:span>(<text:span text:style-name="T31">true</text:span>)</text:p>
      <text:p text:style-name="P37"><text:span text:style-name="T16">console</text:span><text:span text:style-name="T22">.</text:span><text:span text:style-name="T25">log</text:span><text:span text:style-name="T22">(</text:span><text:span text:style-name="T31">false</text:span><text:span text:style-name="T22">)</text:span></text:p>
      <text:p text:style-name="P16"/>
      <text:list xml:id="list80845924953612" text:continue-list="list80846775999799" text:style-name="L8">
        <text:list-item>
          <text:p text:style-name="P86">Unde<text:span text:style-name="T37">fined vs null</text:span></text:p>
        </text:list-item>
      </text:list>
      <text:list xml:id="list4227058066" text:style-name="L13">
        <text:list-item>
          <text:p text:style-name="P105">undefined</text:p>
          <text:list>
            <text:list-item>
              <text:p text:style-name="P105">indefinido - não existe</text:p>
            </text:list-item>
          </text:list>
        </text:list-item>
        <text:list-item>
          <text:p text:style-name="P105">null</text:p>
          <text:list>
            <text:list-item>
              <text:p text:style-name="P105">nulo</text:p>
            </text:list-item>
            <text:list-item>
              <text:p text:style-name="P105">objeto que não possui nada</text:p>
            </text:list-item>
            <text:list-item>
              <text:p text:style-name="P105">diferente de indefinido</text:p>
            </text:list-item>
          </text:list>
        </text:list-item>
        <text:list-item>
          <text:p text:style-name="P105">null !== undefinedfined vs null</text:p>
        </text:list-item>
      </text:list>
      <text:p text:style-name="P17"/>
      <text:p text:style-name="P42"><text:span text:style-name="T16">console</text:span>.<text:span text:style-name="T25">log</text:span>(<text:span text:style-name="T31">undefined</text:span>)</text:p>
      <text:p text:style-name="P48"><text:span text:style-name="T16">console</text:span>.<text:span text:style-name="T25">log</text:span>(<text:span text:style-name="T31">null</text:span>)</text:p>
      <text:p text:style-name="P48"><text:span text:style-name="T16">console</text:span>.<text:span text:style-name="T25">log</text:span>(<text:span text:style-name="T31">null</text:span> === <text:span text:style-name="T31">undefined</text:span>) <text:span text:style-name="T35">//igual</text:span></text:p>
      <text:p text:style-name="P37"><text:span text:style-name="T16">console</text:span><text:span text:style-name="T22">.</text:span><text:span text:style-name="T25">log</text:span><text:span text:style-name="T22">(</text:span><text:span text:style-name="T31">null</text:span><text:span text:style-name="T22"> !== </text:span><text:span text:style-name="T31">undefined</text:span><text:span text:style-name="T22">) </text:span><text:span text:style-name="T35">// diferente</text:span></text:p>
      <text:p text:style-name="P18"/>
      <text:list xml:id="list80846899006029" text:continue-list="list80845924953612" text:style-name="L8">
        <text:list-item>
          <text:p text:style-name="P85">Object</text:p>
        </text:list-item>
      </text:list>
      <text:list xml:id="list729650947" text:style-name="L14">
        <text:list-item>
          <text:p text:style-name="P106">Object</text:p>
          <text:list>
            <text:list-item>
              <text:p text:style-name="P117"><text:span text:style-name="T4">Objet</text:span><text:span text:style-name="T5">o</text:span></text:p>
            </text:list-item>
            <text:list-item>
              <text:p text:style-name="P106">Dado estrutural</text:p>
            </text:list-item>
            <text:list-item>
              <text:p text:style-name="P106">Proriedades / Atributos</text:p>
            </text:list-item>
            <text:list-item>
              <text:p text:style-name="P106">Funcionalidades / Métodos</text:p>
            </text:list-item>
          </text:list>
        </text:list-item>
        <text:list-item>
          <text:p text:style-name="P106">{propriedade: "valor"}</text:p>
        </text:list-item>
      </text:list>
      <text:p text:style-name="P19"/>
      <text:p text:style-name="P51"><text:span text:style-name="T16">console</text:span>.<text:span text:style-name="T25">log</text:span>({</text:p>
      <text:p text:style-name="P48"><text:span text:style-name="T16"><text:tab/>name:</text:span> <text:span text:style-name="T28">"Thiago"</text:span>,</text:p>
      <text:p text:style-name="P48"><text:span text:style-name="T16"><text:tab/>idade:</text:span> <text:span text:style-name="T36">33</text:span>,</text:p>
      <text:p text:style-name="P48"><text:span text:style-name="T25"><text:tab/>andar</text:span><text:span text:style-name="T16">:</text:span> <text:span text:style-name="T31">function</text:span>(){</text:p>
      <text:p text:style-name="P48"><text:span text:style-name="T16"><text:tab/><text:tab/>console</text:span>.<text:span text:style-name="T25">log</text:span>(<text:span text:style-name="T28">'andar'</text:span>)</text:p>
      <text:p text:style-name="P48"><text:tab/>}</text:p>
      <text:p text:style-name="P48">})</text:p>
      <text:p text:style-name="P68"/>
      <text:p text:style-name="P19"/>
      <text:list xml:id="list80845508167139" text:continue-list="list80846899006029" text:style-name="L8">
        <text:list-item>
          <text:p text:style-name="P85">Array</text:p>
        </text:list-item>
      </text:list>
      <text:list xml:id="list877012903" text:style-name="L15">
        <text:list-item>
          <text:p text:style-name="P107">Array (vetores)</text:p>
        </text:list-item>
      </text:list>
      <text:list xml:id="list943627387" text:style-name="L16">
        <text:list-item>
          <text:list>
            <text:list-item>
              <text:p text:style-name="P108">Uma lista</text:p>
            </text:list-item>
          </text:list>
        </text:list-item>
      </text:list>
      <text:list xml:id="list80846023469850" text:continue-list="list877012903" text:style-name="L15">
        <text:list-item>
          <text:list>
            <text:list-item>
              <text:p text:style-name="P107">Agrupamento de dado</text:p>
            </text:list-item>
          </text:list>
        </text:list-item>
      </text:list>
      <text:p text:style-name="P20"><text:s text:c="4"/></text:p>
      <text:p text:style-name="P20"><text:s text:c="4"/>["thiago", 33]</text:p>
      <text:p text:style-name="P20"/>
      <text:p text:style-name="P43"><text:soft-page-break/><text:span text:style-name="T16">console</text:span>.<text:span text:style-name="T25">log</text:span>([<text:span text:style-name="T28">"Thiago"</text:span>, <text:span text:style-name="T36">33</text:span>])</text:p>
      <text:p text:style-name="P48"><text:span text:style-name="T16">console</text:span>.<text:span text:style-name="T25">log</text:span>([</text:p>
      <text:p text:style-name="P48"><text:span text:style-name="T28"><text:tab/>"leite"</text:span>,</text:p>
      <text:p text:style-name="P48"><text:span text:style-name="T28"><text:tab/>"ovos"</text:span>,</text:p>
      <text:p text:style-name="P48"><text:span text:style-name="T36"><text:tab/>2</text:span>,</text:p>
      <text:p text:style-name="P48"><text:span text:style-name="T36"><text:tab/>3</text:span>,</text:p>
      <text:p text:style-name="P48">])</text:p>
      <text:p text:style-name="P20"/>
      <text:list xml:id="list80846916309671" text:continue-list="list80845508167139" text:style-name="L8">
        <text:list-item>
          <text:p text:style-name="P85">Conclusão</text:p>
        </text:list-item>
      </text:list>
      <text:list xml:id="list3766657941" text:style-name="L17">
        <text:list-item>
          <text:p text:style-name="P109">Tipos de dados</text:p>
        </text:list-item>
      </text:list>
      <text:p text:style-name="P21"><text:tab/>Conforme o ECMAScrept standard temos 9 tipos de dados:</text:p>
      <text:list xml:id="list480455976" text:style-name="L18">
        <text:list-item>
          <text:list>
            <text:list-item>
              <text:p text:style-name="P110">Data types</text:p>
              <text:list>
                <text:list-item>
                  <text:p text:style-name="P110">Primitive / Primitive value</text:p>
                </text:list-item>
                <text:list-item>
                  <text:p text:style-name="P110">Structural</text:p>
                </text:list-item>
                <text:list-item>
                  <text:p text:style-name="P110">Structural Primitive</text:p>
                </text:list-item>
              </text:list>
            </text:list-item>
          </text:list>
        </text:list-item>
        <text:list-item>
          <text:p text:style-name="P110">Primitivos</text:p>
          <text:list>
            <text:list-item>
              <text:p text:style-name="P110">String</text:p>
            </text:list-item>
            <text:list-item>
              <text:p text:style-name="P110">Number</text:p>
            </text:list-item>
            <text:list-item>
              <text:p text:style-name="P110">Boolean</text:p>
            </text:list-item>
            <text:list-item>
              <text:p text:style-name="P110">undefined</text:p>
            </text:list-item>
            <text:list-item>
              <text:p text:style-name="P110">Symbol</text:p>
            </text:list-item>
            <text:list-item>
              <text:p text:style-name="P110">BigInt</text:p>
            </text:list-item>
          </text:list>
        </text:list-item>
        <text:list-item>
          <text:p text:style-name="P110">Estruturais</text:p>
          <text:list>
            <text:list-item>
              <text:p text:style-name="P110">Object</text:p>
              <text:list>
                <text:list-item>
                  <text:p text:style-name="P110">Array</text:p>
                </text:list-item>
                <text:list-item>
                  <text:p text:style-name="P110">Map</text:p>
                </text:list-item>
                <text:list-item>
                  <text:p text:style-name="P110">SetembroDate</text:p>
                </text:list-item>
                <text:list-item>
                  <text:p text:style-name="P110">…</text:p>
                </text:list-item>
              </text:list>
            </text:list-item>
            <text:list-item>
              <text:p text:style-name="P110">Function</text:p>
            </text:list-item>
          </text:list>
        </text:list-item>
        <text:list-item>
          <text:p text:style-name="P110">primitivo Estrutural / Structural Root Primitive</text:p>
          <text:list>
            <text:list-item>
              <text:p text:style-name="P110">null</text:p>
            </text:list-item>
          </text:list>
        </text:list-item>
      </text:list>
      <text:p text:style-name="P21"/>
      <text:p text:style-name="P77">Guias estelares</text:p>
      <text:p text:style-name="P33"><text:span text:style-name="T1">O guia estelar de </text:span><text:span text:style-name="T2">JavaScript</text:span></text:p>
      <text:p text:style-name="P5">Variáveis</text:p>
      <text:list xml:id="list4048150923" text:style-name="L19">
        <text:list-item>
          <text:p text:style-name="P87">Conhecendo as variáveis</text:p>
        </text:list-item>
      </text:list>
      <text:list xml:id="list2648955993" text:style-name="L20">
        <text:list-item>
          <text:p text:style-name="P111">Variáveis</text:p>
          <text:list>
            <text:list-item>
              <text:p text:style-name="P111">Nomes simbólicos para receber algum valor;</text:p>
            </text:list-item>
            <text:list-item>
              <text:p text:style-name="P111">Atalhos de código;</text:p>
            </text:list-item>
            <text:list-item>
              <text:p text:style-name="P111">Identificadores;</text:p>
            </text:list-item>
            <text:list-item>
              <text:p text:style-name="P111">3 palavras reservadas para criar uma variável:</text:p>
              <text:list>
                <text:list-item>
                  <text:p text:style-name="P111">var</text:p>
                </text:list-item>
                <text:list-item>
                  <text:p text:style-name="P111">let</text:p>
                </text:list-item>
                <text:list-item>
                  <text:p text:style-name="P111">const</text:p>
                </text:list-item>
              </text:list>
            </text:list-item>
          </text:list>
        </text:list-item>
      </text:list>
      <text:p text:style-name="P22"/>
      <text:p text:style-name="P66">// var</text:p>
      <text:p text:style-name="P48"><text:span text:style-name="T31">var</text:span> <text:span text:style-name="T16">clima</text:span> = <text:span text:style-name="T28">"Quente"</text:span></text:p>
      <text:p text:style-name="P48"><text:span text:style-name="T16">clima</text:span> = <text:span text:style-name="T28">"Frio"</text:span></text:p>
      <text:p text:style-name="P58"/>
      <text:p text:style-name="P48"><text:span text:style-name="T16">console</text:span>.<text:span text:style-name="T25">log</text:span>(<text:span text:style-name="T16">clima</text:span>)</text:p>
      <text:p text:style-name="P58"/>
      <text:p text:style-name="P65">// let</text:p>
      <text:p text:style-name="P48"><text:span text:style-name="T31">let</text:span> <text:span text:style-name="T16">dia</text:span> = <text:span text:style-name="T28">"Wednesday"</text:span></text:p>
      <text:p text:style-name="P48"><text:span text:style-name="T16">dia</text:span> = <text:span text:style-name="T28">"Friday"</text:span></text:p>
      <text:p text:style-name="P58"/>
      <text:p text:style-name="P48"><text:span text:style-name="T16">console</text:span>.<text:span text:style-name="T25">log</text:span>(<text:span text:style-name="T16">dia</text:span>)</text:p>
      <text:p text:style-name="P58"/>
      <text:p text:style-name="P65">// cont - não pode mudar o valor</text:p>
      <text:p text:style-name="P48"><text:span text:style-name="T31">const</text:span> <text:span text:style-name="T38">mes</text:span> = <text:span text:style-name="T28">"April"</text:span></text:p>
      <text:p text:style-name="P65">//mes = "Octuber"</text:p>
      <text:p text:style-name="P58"/>
      <text:p text:style-name="P58"><text:span text:style-name="T18">console</text:span><text:span text:style-name="T24">.</text:span><text:span text:style-name="T27">log</text:span><text:span text:style-name="T24">(</text:span><text:span text:style-name="T39">mes</text:span><text:span text:style-name="T24">)</text:span></text:p>
      <text:p text:style-name="P22"/>
      <text:list xml:id="list80847200829131" text:continue-list="list4048150923" text:style-name="L19">
        <text:list-item>
          <text:p text:style-name="P87">Tipos dinâmicos</text:p>
        </text:list-item>
      </text:list>
      <text:list xml:id="list1866211288" text:style-name="L21">
        <text:list-item>
          <text:p text:style-name="P112">O JS é uma linguagem fracamente tipada e dinâmica:</text:p>
          <text:list>
            <text:list-item>
              <text:p text:style-name="P112">Variáveis não precisam ter um tipo previamente definido;</text:p>
            </text:list-item>
            <text:list-item>
              <text:p text:style-name="P112">Podemos mudar o conteúdo da variável.</text:p>
            </text:list-item>
          </text:list>
        </text:list-item>
      </text:list>
      <text:p text:style-name="P23"/>
      <text:p text:style-name="P57"><text:span text:style-name="T31">let</text:span> <text:span text:style-name="T16">clima</text:span>:<text:span text:style-name="T40">String</text:span> = <text:span text:style-name="T28">""</text:span> <text:span text:style-name="T35">// fortemente tipada e estática</text:span></text:p>
      <text:p text:style-name="P56"><text:span text:style-name="T16">console</text:span>.<text:span text:style-name="T25">log</text:span>(<text:span text:style-name="T16">clima</text:span>)</text:p>
      <text:p text:style-name="P69"/>
      <text:p text:style-name="P56"><text:span text:style-name="T31">let</text:span> <text:span text:style-name="T16">clima</text:span> = <text:span text:style-name="T28">""</text:span></text:p>
      <text:p text:style-name="P69"><text:span text:style-name="T17">console</text:span><text:span text:style-name="T23">.</text:span><text:span text:style-name="T26">log</text:span><text:span text:style-name="T23">(</text:span><text:span text:style-name="T32">typeof</text:span><text:span text:style-name="T23"> </text:span><text:span text:style-name="T17">clima</text:span><text:span text:style-name="T23">)</text:span></text:p>
      <text:p text:style-name="P23"/>
      <text:list xml:id="list80846667941840" text:continue-list="list80847200829131" text:style-name="L19">
        <text:list-item>
          <text:p text:style-name="P88">Scope e var</text:p>
        </text:list-item>
      </text:list>
      <text:list xml:id="list894076620" text:style-name="L22">
        <text:list-item>
          <text:p text:style-name="P113">Escopo determina a visibilidade de alguma variável no JS.</text:p>
        </text:list-item>
        <text:list-item>
          <text:p text:style-name="P116"><text:span text:style-name="T10">Block statement</text:span><text:span text:style-name="T6"> – declaração de bloco.</text:span></text:p>
        </text:list-item>
      </text:list>
      <text:p text:style-name="P24"/>
      <text:p text:style-name="P62">// vamos iniciar um bloco</text:p>
      <text:p text:style-name="P48">{</text:p>
      <text:p text:style-name="P65">// aqui dentro é um bloco e posso colocar qualquer código</text:p>
      <text:p text:style-name="P37"><text:span text:style-name="T22">}</text:span><text:span text:style-name="T35">// aqui fechamos o bloco</text:span></text:p>
      <text:p text:style-name="P24">O bloco, também criará um novo escopo. Chamos de <text:span text:style-name="T15">block-scoped</text:span>.</text:p>
      <text:p text:style-name="P24"><text:soft-page-break/><text:span text:style-name="T15">var</text:span> é global e poderá funcionar fora de um escopo de bloco.</text:p>
      <text:p text:style-name="P24"><text:span text:style-name="T15">var</text:span> é global e também local.</text:p>
      <text:p text:style-name="P24"><text:span text:style-name="T15">Hoisting</text:span> – quando o JS pega a variável local e transforma ela em global.</text:p>
      <text:p text:style-name="P24"/>
      <text:p text:style-name="P44"><text:span text:style-name="T16">console</text:span>.<text:span text:style-name="T25">log</text:span>(<text:span text:style-name="T28">'&gt; existe x antes do bloco?'</text:span>, <text:span text:style-name="T16">x</text:span>)</text:p>
      <text:p text:style-name="P48">{</text:p>
      <text:p text:style-name="P48"><text:span text:style-name="T31">var</text:span> <text:span text:style-name="T16">x</text:span> = <text:span text:style-name="T36">0</text:span></text:p>
      <text:p text:style-name="P48">}</text:p>
      <text:p text:style-name="P37"><text:span text:style-name="T16">console</text:span><text:span text:style-name="T22">.</text:span><text:span text:style-name="T25">log</text:span><text:span text:style-name="T22">(</text:span><text:span text:style-name="T28">'&gt; existe x depois do bloco?'</text:span><text:span text:style-name="T22">, </text:span><text:span text:style-name="T16">x</text:span><text:span text:style-name="T22">)</text:span></text:p>
      <text:p text:style-name="P24"/>
      <text:p text:style-name="P24"/>
      <text:list xml:id="list80847200664573" text:continue-list="list80846667941840" text:style-name="L19">
        <text:list-item>
          <text:p text:style-name="P88">Scope let e const</text:p>
        </text:list-item>
      </text:list>
      <text:p text:style-name="P21"><text:span text:style-name="T15">const</text:span> e <text:span text:style-name="T15">let</text:span> são locais e só funcionam no escopo onde fo<text:span text:style-name="T41">ram</text:span> criada<text:span text:style-name="T41">s</text:span>.</text:p>
      <text:p text:style-name="P21"/>
      <text:p text:style-name="P45"><text:span text:style-name="T31">let</text:span> <text:span text:style-name="T16">y</text:span> = <text:span text:style-name="T36">1</text:span></text:p>
      <text:p text:style-name="P48"><text:span text:style-name="T16">console</text:span>.<text:span text:style-name="T25">log</text:span>(<text:span text:style-name="T28">'&gt; existe y antes do bloco?'</text:span>, <text:span text:style-name="T16">y</text:span>)</text:p>
      <text:p text:style-name="P48">{</text:p>
      <text:p text:style-name="P48"><text:span text:style-name="T31">const</text:span> <text:span text:style-name="T38">y</text:span> = <text:span text:style-name="T36">0</text:span></text:p>
      <text:p text:style-name="P48"><text:span text:style-name="T16">console</text:span>.<text:span text:style-name="T25">log</text:span>(<text:span text:style-name="T28">'&gt; existe y dentro do bloco?'</text:span>, <text:span text:style-name="T38">y</text:span>)</text:p>
      <text:p text:style-name="P48">}</text:p>
      <text:p text:style-name="P37"><text:span text:style-name="T16">console</text:span><text:span text:style-name="T22">.</text:span><text:span text:style-name="T25">log</text:span><text:span text:style-name="T22">(</text:span><text:span text:style-name="T28">'&gt; existe y depois do bloco?'</text:span><text:span text:style-name="T22">, </text:span><text:span text:style-name="T16">y</text:span><text:span text:style-name="T22">)</text:span></text:p>
      <text:p text:style-name="P21"/>
      <text:list xml:id="list80845587739402" text:continue-numbering="true" text:style-name="L19">
        <text:list-item>
          <text:p text:style-name="P87">Nomeando variáveis</text:p>
        </text:list-item>
      </text:list>
      <text:list xml:id="list2356796881" text:style-name="L23">
        <text:list-item>
          <text:p text:style-name="P114">Para criar nomes</text:p>
          <text:list>
            <text:list-item>
              <text:p text:style-name="P114">JS é case-sensitive (sensível ao caso)(uma letra minúscula é diferente da mesma letra maiúscula.)</text:p>
            </text:list-item>
            <text:list-item>
              <text:p text:style-name="P114">JS aceita a cadeia de caracteres Unicode. (a variável pode ter aspas e acentuação.)</text:p>
            </text:list-item>
          </text:list>
        </text:list-item>
        <text:list-item>
          <text:p text:style-name="P114">Posso:</text:p>
          <text:list>
            <text:list-item>
              <text:p text:style-name="P114">Iniciar com esses caracteres especiais: $ _</text:p>
            </text:list-item>
            <text:list-item>
              <text:p text:style-name="P114">Iniciar com letras</text:p>
            </text:list-item>
            <text:list-item>
              <text:p text:style-name="P114">Colocar acentos</text:p>
            </text:list-item>
            <text:list-item>
              <text:p text:style-name="P114">Letras maiúsculas e minúsculas fazem diferença</text:p>
            </text:list-item>
          </text:list>
        </text:list-item>
        <text:list-item>
          <text:p text:style-name="P114">Não posso:</text:p>
          <text:list>
            <text:list-item>
              <text:p text:style-name="P114">Iniciar com números</text:p>
            </text:list-item>
            <text:list-item>
              <text:p text:style-name="P114">Colocar espaços vazios no nome</text:p>
            </text:list-item>
          </text:list>
        </text:list-item>
        <text:list-item>
          <text:p text:style-name="P114">Ideal:</text:p>
          <text:list>
            <text:list-item>
              <text:p text:style-name="P114">Criar nomes que fazem sentido</text:p>
            </text:list-item>
            <text:list-item>
              <text:p text:style-name="P114">Que explique o que a variável é ou faz</text:p>
            </text:list-item>
            <text:list-item>
              <text:p text:style-name="P118"><text:span text:style-name="T11">camelCase</text:span><text:span text:style-name="T3"> – em vez de colocar espaço entre os nomes, coloca tudo junto, sendo que a primeira letra de cada nome coloca maiúsculo. </text:span><text:span text:style-name="T7">E</text:span><text:span text:style-name="T3">x.: </text:span><text:span text:style-name="T11">CheckIfNameExist</text:span></text:p>
            </text:list-item>
            <text:list-item>
              <text:p text:style-name="P118"><text:span text:style-name="T11">snake_case</text:span><text:span text:style-name="T3"> – </text:span><text:span text:style-name="T7">quando colocar o underscore(_) entre os nomes. Ex.: </text:span><text:span text:style-name="T12">check_if_name_exist</text:span></text:p>
            </text:list-item>
            <text:list-item>
              <text:p text:style-name="P114">Escrever em inglês</text:p>
            </text:list-item>
          </text:list>
        </text:list-item>
      </text:list>
      <text:p text:style-name="P25"/>
      <text:p text:style-name="P78">Guias estelares</text:p>
      <text:p text:style-name="P34"><text:span text:style-name="T1">O guia estelar de </text:span><text:span text:style-name="T2">JavaScript</text:span></text:p>
      <text:p text:style-name="P6">Praticando e avançando</text:p>
      <text:list xml:id="list3583226081" text:style-name="L24">
        <text:list-item>
          <text:p text:style-name="P89">Declaration assignment var</text:p>
        </text:list-item>
      </text:list>
      <text:p text:style-name="P9"/>
      <text:p text:style-name="P63">// Variáveis e tipos de dados</text:p>
      <text:p text:style-name="P65">// declaração or declaration</text:p>
      <text:p text:style-name="P48"><text:span text:style-name="T31">var</text:span> <text:span text:style-name="T16">name</text:span></text:p>
      <text:p text:style-name="P58"/>
      <text:p text:style-name="P65">// assignment or atribuição de valoers</text:p>
      <text:p text:style-name="P48"><text:span text:style-name="T38">name</text:span> = <text:span text:style-name="T28">"Thiago"</text:span></text:p>
      <text:p text:style-name="P58"/>
      <text:p text:style-name="P65">// que tpo de dado foi colocado na variável</text:p>
      <text:p text:style-name="P48"><text:span text:style-name="T16">console</text:span>.<text:span text:style-name="T25">log</text:span>(<text:span text:style-name="T31">typeof</text:span> <text:span text:style-name="T38">name</text:span>)</text:p>
      <text:p text:style-name="P48"><text:span text:style-name="T16">console</text:span>.<text:span text:style-name="T25">log</text:span>(<text:span text:style-name="T38">name</text:span>)</text:p>
      <text:p text:style-name="P26"/>
      <text:list xml:id="list80846528468392" text:continue-numbering="true" text:style-name="L24">
        <text:list-item>
          <text:p text:style-name="P89">Agrupando declarações</text:p>
        </text:list-item>
      </text:list>
      <text:p text:style-name="P26"/>
      <text:p text:style-name="P63">// agrupamento de declarações</text:p>
      <text:p text:style-name="P48"><text:span text:style-name="T31">let</text:span> <text:span text:style-name="T16">age</text:span>, <text:span text:style-name="T16">isHuman</text:span></text:p>
      <text:p text:style-name="P48"><text:span text:style-name="T16">age</text:span> = <text:span text:style-name="T36">18</text:span></text:p>
      <text:p text:style-name="P48"><text:span text:style-name="T16">isHuman</text:span> = <text:span text:style-name="T31">true</text:span></text:p>
      <text:p text:style-name="P64">// <text:span text:style-name="T42">multiplos argumentos na função</text:span></text:p>
      <text:p text:style-name="P37"><text:span text:style-name="T16">console</text:span><text:span text:style-name="T22">.</text:span><text:span text:style-name="T25">log</text:span><text:span text:style-name="T22">(</text:span><text:span text:style-name="T38">name</text:span><text:span text:style-name="T22">, </text:span><text:span text:style-name="T16">age</text:span><text:span text:style-name="T22">, </text:span><text:span text:style-name="T16">isHuman</text:span><text:span text:style-name="T22">)</text:span></text:p>
      <text:p text:style-name="P26"/>
      <text:list xml:id="list80846027514771" text:continue-numbering="true" text:style-name="L24">
        <text:list-item>
          <text:p text:style-name="P89">Concatenando e interpolando variáveis</text:p>
        </text:list-item>
      </text:list>
      <text:p text:style-name="P26"/>
      <text:p text:style-name="P63">//escrita de texto + variáveis.</text:p>
      <text:p text:style-name="P65">//concatenando valores</text:p>
      <text:p text:style-name="P48"><text:span text:style-name="T16">console</text:span>.<text:span text:style-name="T25">log</text:span>(<text:span text:style-name="T28">'O '</text:span> + <text:span text:style-name="T38">name</text:span> + <text:span text:style-name="T28">' tem '</text:span> + <text:span text:style-name="T16">age</text:span> + <text:span text:style-name="T28">' anos.'</text:span>)</text:p>
      <text:p text:style-name="P58"/>
      <text:p text:style-name="P65">// interpolando calores com tamplete literals or template strings</text:p>
      <text:p text:style-name="P37"><text:span text:style-name="T16">console</text:span><text:span text:style-name="T22">.</text:span><text:span text:style-name="T25">log</text:span><text:span text:style-name="T22">(</text:span><text:span text:style-name="T28">`o </text:span><text:span text:style-name="T31">${</text:span><text:span text:style-name="T38">name</text:span><text:span text:style-name="T31">}</text:span><text:span text:style-name="T28"> tem </text:span><text:span text:style-name="T31">${</text:span><text:span text:style-name="T16">age</text:span><text:span text:style-name="T31">}</text:span><text:span text:style-name="T28"> anos.`</text:span><text:span text:style-name="T22">)</text:span></text:p>
      <text:p text:style-name="P26"/>
      <text:list xml:id="list80845779987692" text:continue-numbering="true" text:style-name="L24">
        <text:list-item>
          <text:p text:style-name="P89">Objects</text:p>
        </text:list-item>
      </text:list>
      <text:p text:style-name="P26"/>
      <text:p text:style-name="P63">//Object</text:p>
      <text:p text:style-name="P58"/>
      <text:p text:style-name="P48"><text:span text:style-name="T31">const</text:span> <text:span text:style-name="T38">person</text:span>={</text:p>
      <text:p text:style-name="P48"><text:span text:style-name="T16">name:</text:span> <text:span text:style-name="T28">'thiago'</text:span>,</text:p>
      <text:p text:style-name="P48"><text:span text:style-name="T16">age:</text:span> <text:span text:style-name="T36">33</text:span>,</text:p>
      <text:p text:style-name="P48"><text:span text:style-name="T16">weight:</text:span> <text:span text:style-name="T36">92</text:span>,</text:p>
      <text:p text:style-name="P48"><text:span text:style-name="T16">isAdmin:</text:span> <text:span text:style-name="T31">true</text:span></text:p>
      <text:p text:style-name="P48">}</text:p>
      <text:p text:style-name="P58"/>
      <text:p text:style-name="P48"><text:span text:style-name="T16">console</text:span>.<text:span text:style-name="T25">log</text:span>(<text:span text:style-name="T38">person</text:span>)</text:p>
      <text:p text:style-name="P37"><text:span text:style-name="T16">console</text:span><text:span text:style-name="T22">.</text:span><text:span text:style-name="T25">log</text:span><text:span text:style-name="T22">(</text:span><text:span text:style-name="T28">`o </text:span><text:span text:style-name="T31">${</text:span><text:span text:style-name="T38">person</text:span><text:span text:style-name="T22">.</text:span><text:span text:style-name="T16">name</text:span><text:span text:style-name="T31">}</text:span><text:span text:style-name="T28"> tem </text:span><text:span text:style-name="T31">${</text:span><text:span text:style-name="T38">person</text:span><text:span text:style-name="T22">.</text:span><text:span text:style-name="T16">age</text:span><text:span text:style-name="T31">}</text:span><text:span text:style-name="T28"> anos e é </text:span><text:span text:style-name="T31">${</text:span><text:span text:style-name="T38">person</text:span><text:span text:style-name="T22">.</text:span><text:span text:style-name="T16">isAdmin</text:span><text:span text:style-name="T31">}</text:span><text:span text:style-name="T28">`</text:span><text:span text:style-name="T22">)</text:span></text:p>
      <text:p text:style-name="P26"/>
      <text:list xml:id="list80846090619989" text:continue-numbering="true" text:style-name="L24">
        <text:list-item>
          <text:p text:style-name="P89">Arrays</text:p>
        </text:list-item>
      </text:list>
      <text:p text:style-name="P26"/>
      <text:p text:style-name="P63">// Array</text:p>
      <text:p text:style-name="P58"><text:soft-page-break/></text:p>
      <text:p text:style-name="P48"><text:span text:style-name="T31">const</text:span> <text:span text:style-name="T38">animals</text:span> = [</text:p>
      <text:p text:style-name="P48"><text:span text:style-name="T28"><text:tab/>'Lion'</text:span>,</text:p>
      <text:p text:style-name="P48"><text:span text:style-name="T28"><text:tab/>'Monkey'</text:span>,</text:p>
      <text:p text:style-name="P48"><text:span text:style-name="T28"><text:tab/>'Cat'</text:span>,</text:p>
      <text:p text:style-name="P48"><text:tab/>{</text:p>
      <text:p text:style-name="P48"><text:span text:style-name="T16"><text:tab/><text:tab/>name:</text:span> <text:span text:style-name="T28">'Fish'</text:span>,</text:p>
      <text:p text:style-name="P48"><text:span text:style-name="T16"><text:tab/><text:tab/>age:</text:span> <text:span text:style-name="T36">3</text:span></text:p>
      <text:p text:style-name="P48"><text:tab/>}</text:p>
      <text:p text:style-name="P48">]</text:p>
      <text:p text:style-name="P65">// acessar valores dentro do Array</text:p>
      <text:p text:style-name="P48"><text:span text:style-name="T16">console</text:span>.<text:span text:style-name="T25">log</text:span>(<text:span text:style-name="T38">animals</text:span>)</text:p>
      <text:p text:style-name="P48"><text:span text:style-name="T16">console</text:span>.<text:span text:style-name="T25">log</text:span>(<text:span text:style-name="T38">animals</text:span>[<text:span text:style-name="T36">0</text:span>])</text:p>
      <text:p text:style-name="P48"><text:span text:style-name="T16">console</text:span>.<text:span text:style-name="T25">log</text:span>(<text:span text:style-name="T38">animals</text:span>[<text:span text:style-name="T36">1</text:span>])</text:p>
      <text:p text:style-name="P48"><text:span text:style-name="T16">console</text:span>.<text:span text:style-name="T25">log</text:span>(<text:span text:style-name="T38">animals</text:span>[<text:span text:style-name="T36">2</text:span>])</text:p>
      <text:p text:style-name="P65">//para saber o total de elemtnso do array</text:p>
      <text:p text:style-name="P48"><text:span text:style-name="T16">console</text:span>.<text:span text:style-name="T25">log</text:span>(<text:span text:style-name="T28">'total de elementos do array: '</text:span>)</text:p>
      <text:p text:style-name="P48"><text:span text:style-name="T16">console</text:span>.<text:span text:style-name="T25">log</text:span>(<text:span text:style-name="T38">animals</text:span>.<text:span text:style-name="T16">length</text:span>)</text:p>
      <text:p text:style-name="P65">//acessando um objeto dentro do array</text:p>
      <text:p text:style-name="P48"><text:span text:style-name="T16">console</text:span>.<text:span text:style-name="T25">log</text:span>(<text:span text:style-name="T38">animals</text:span>[<text:span text:style-name="T36">3</text:span>])</text:p>
      <text:p text:style-name="P37"><text:span text:style-name="T16">console</text:span><text:span text:style-name="T22">.</text:span><text:span text:style-name="T25">log</text:span><text:span text:style-name="T22">(</text:span><text:span text:style-name="T38">animals</text:span><text:span text:style-name="T22">[</text:span><text:span text:style-name="T36">3</text:span><text:span text:style-name="T22">].</text:span><text:span text:style-name="T16">name</text:span><text:span text:style-name="T22">)</text:span></text:p>
      <text:p text:style-name="P26"/>
      <text:list xml:id="list80846045306893" text:continue-numbering="true" text:style-name="L24">
        <text:list-item>
          <text:p text:style-name="P90">Exercícios</text:p>
        </text:list-item>
      </text:list>
      <text:p text:style-name="P27">1. Declare uma variável de nome weight:</text:p>
      <text:p text:style-name="P59"><text:span text:style-name="T33">let</text:span><text:span text:style-name="T24"> </text:span><text:span text:style-name="T18">weight</text:span><text:span text:style-name="T24">;</text:span></text:p>
      <text:p text:style-name="P55"/>
      <text:p text:style-name="P70">2.Que tipo de dado é a variável acima?</text:p>
      <text:p text:style-name="P60"><text:span text:style-name="T18">console</text:span><text:span text:style-name="T24">.</text:span><text:span text:style-name="T27">log</text:span><text:span text:style-name="T24">(</text:span><text:span text:style-name="T33">typeof</text:span><text:span text:style-name="T24"> </text:span><text:span text:style-name="T18">weight</text:span><text:span text:style-name="T24">)</text:span></text:p>
      <text:p text:style-name="P71"/>
      <text:p text:style-name="P71">3. Declare uma variável e atribua valores para cada um dos dados:</text:p>
      <text:p text:style-name="P71">* name: String</text:p>
      <text:p text:style-name="P71">* age: Number (integer)</text:p>
      <text:p text:style-name="P71">* weight; Number (float)</text:p>
      <text:p text:style-name="P71">* isSubscribed: Boolean</text:p>
      <text:p text:style-name="P71"/>
      <text:p text:style-name="P46"><text:span text:style-name="T31">let</text:span> <text:span text:style-name="T16">name</text:span> = <text:span text:style-name="T28">'Thiago Carlos'</text:span></text:p>
      <text:p text:style-name="P48"><text:span text:style-name="T31">let</text:span> <text:span text:style-name="T16">age</text:span> = <text:span text:style-name="T36">33</text:span></text:p>
      <text:p text:style-name="P48"><text:span text:style-name="T31">let</text:span> <text:span text:style-name="T16">weight</text:span> = <text:span text:style-name="T36">92.1</text:span></text:p>
      <text:p text:style-name="P48"><text:span text:style-name="T31">let</text:span> <text:span text:style-name="T16">isSubscribed</text:span> = <text:span text:style-name="T31">true</text:span></text:p>
      <text:p text:style-name="P71"/>
      <text:p text:style-name="P71">4. A variável student abaixo é de que tipo de dados?</text:p>
      <text:p text:style-name="P52"><text:span text:style-name="T34">let</text:span><text:span text:style-name="T43"> </text:span><text:span text:style-name="T19">stud</text:span><text:span text:style-name="T20">e</text:span><text:span text:style-name="T19">nt</text:span><text:span text:style-name="T43"> = {</text:span>};</text:p>
      <text:p text:style-name="P52"><text:span text:style-name="T16">console</text:span>.<text:span text:style-name="T25">log</text:span>(<text:span text:style-name="T31">typeof</text:span> <text:span text:style-name="T16">stud</text:span><text:span text:style-name="T21">e</text:span><text:span text:style-name="T16">nt</text:span>)</text:p>
      <text:p text:style-name="P71"/>
      <text:p text:style-name="P71">4.1 Atribua a ela as mesmas propriedades e valores do exercício 3.</text:p>
      <text:p text:style-name="P46"><text:span text:style-name="T31">let</text:span> <text:span text:style-name="T16">stud</text:span><text:span text:style-name="T21">e</text:span><text:span text:style-name="T16">nt</text:span> = {</text:p>
      <text:p text:style-name="P48"><text:span text:style-name="T16"><text:tab/>name:</text:span> <text:span text:style-name="T28">'Thiago Carlos'</text:span>,</text:p>
      <text:p text:style-name="P48"><text:span text:style-name="T16"><text:tab/>age:</text:span> <text:span text:style-name="T36">33</text:span>,</text:p>
      <text:p text:style-name="P49"><text:span text:style-name="T16"><text:tab/>weight:</text:span> <text:span text:style-name="T36">92.1</text:span>,</text:p>
      <text:p text:style-name="P49"><text:span text:style-name="T16"><text:tab/>isSubscribed:</text:span> <text:span text:style-name="T31">true</text:span>,</text:p>
      <text:p text:style-name="P48">};</text:p>
      <text:p text:style-name="P46"><text:span text:style-name="T16">console</text:span>.<text:span text:style-name="T25">log</text:span>(<text:span text:style-name="T16">stud</text:span><text:span text:style-name="T21">e</text:span><text:span text:style-name="T16">nt</text:span>)</text:p>
      <text:p text:style-name="P71"><text:soft-page-break/>4.2 Mostre no console a seguinte mensagem:</text:p>
      <text:p text:style-name="P71">&lt;name&gt; de idade &lt;age&gt; pesa &lt;weight&gt; kg.</text:p>
      <text:p text:style-name="P71">Atenção, substitua &lt;name&gt; &lt;age&gt; e &lt;weight&gt; pelos valores de cada propriedade do objeto.</text:p>
      <text:p text:style-name="P71"/>
      <text:p text:style-name="P46"><text:span text:style-name="T16">console</text:span>.<text:span text:style-name="T25">log</text:span>(<text:span text:style-name="T28">`</text:span><text:span text:style-name="T31">${</text:span><text:span text:style-name="T16">stud</text:span><text:span text:style-name="T21">e</text:span><text:span text:style-name="T16">nt</text:span>.<text:span text:style-name="T16">name</text:span><text:span text:style-name="T31">}</text:span><text:span text:style-name="T28"> de idade </text:span><text:span text:style-name="T31">${</text:span><text:span text:style-name="T16">stud</text:span><text:span text:style-name="T21">e</text:span><text:span text:style-name="T16">nt</text:span>.<text:span text:style-name="T16">age</text:span><text:span text:style-name="T31">}</text:span><text:span text:style-name="T28"> pesa </text:span><text:span text:style-name="T31">${</text:span><text:span text:style-name="T16">stud</text:span><text:span text:style-name="T21">e</text:span><text:span text:style-name="T16">nt</text:span>.<text:span text:style-name="T16">weight</text:span><text:span text:style-name="T31">}</text:span><text:span text:style-name="T28"> kg.`</text:span>)</text:p>
      <text:p text:style-name="P71"/>
      <text:p text:style-name="P71">5. Declare uma variável do tipo Array, de nome students e atribua a ela nenhum valor, ou seja, somente o Array vazio.</text:p>
      <text:p text:style-name="P71"/>
      <text:p text:style-name="P46"><text:span text:style-name="T31">let</text:span> <text:span text:style-name="T16">stud</text:span><text:span text:style-name="T21">e</text:span><text:span text:style-name="T16">nts</text:span>=[]</text:p>
      <text:p text:style-name="P71"/>
      <text:p text:style-name="P71">6. Reatribua valor a variável acima colocando dentro dela o objeto student da questão 4. (Não copiar e colar o objeto, mas usar o objeto criado e inserir ele ao Array)</text:p>
      <text:p text:style-name="P71"/>
      <text:p text:style-name="P46"><text:span text:style-name="T31">let</text:span> <text:span text:style-name="T16">stud</text:span><text:span text:style-name="T21">e</text:span><text:span text:style-name="T16">nts</text:span> = [</text:p>
      <text:p text:style-name="P48"><text:span text:style-name="T28"><text:tab/></text:span><text:span text:style-name="T19">student</text:span></text:p>
      <text:p text:style-name="P48">]</text:p>
      <text:p text:style-name="P71"/>
      <text:p text:style-name="P71">7. Coloque no console o valor da posição zero do Array acima.</text:p>
      <text:p text:style-name="P71"/>
      <text:p text:style-name="P46"><text:span text:style-name="T16">console</text:span>.<text:span text:style-name="T25">log</text:span>(<text:span text:style-name="T16">stud</text:span><text:span text:style-name="T21">e</text:span><text:span text:style-name="T16">nts</text:span>[<text:span text:style-name="T36">0</text:span>])</text:p>
      <text:p text:style-name="P71"/>
      <text:p text:style-name="P71">8. Crie um novo student e coloque na posição 1 do Array students.</text:p>
      <text:p text:style-name="P71"/>
      <text:p text:style-name="P52"><text:span text:style-name="T31">let</text:span> <text:span text:style-name="T16">student2</text:span> = {</text:p>
      <text:p text:style-name="P48"><text:span text:style-name="T16">name:</text:span> <text:span text:style-name="T28">'Limeira'</text:span>,</text:p>
      <text:p text:style-name="P48"><text:span text:style-name="T16">age:</text:span> <text:span text:style-name="T36">21</text:span>,</text:p>
      <text:p text:style-name="P48"><text:span text:style-name="T16">weight:</text:span> <text:span text:style-name="T36">50</text:span></text:p>
      <text:p text:style-name="P48">}</text:p>
      <text:p text:style-name="P58"/>
      <text:p text:style-name="P48"><text:span text:style-name="T16">students</text:span>[<text:span text:style-name="T36">1</text:span>] = <text:span text:style-name="T16">student2</text:span></text:p>
      <text:p text:style-name="P58"/>
      <text:p text:style-name="P48"><text:span text:style-name="T16">console</text:span>.<text:span text:style-name="T25">log</text:span>(<text:span text:style-name="T16">students</text:span>)</text:p>
      <text:p text:style-name="P48"><text:span text:style-name="T16">console</text:span>.<text:span text:style-name="T25">log</text:span>(<text:span text:style-name="T16">students</text:span>[<text:span text:style-name="T36">0</text:span>])</text:p>
      <text:p text:style-name="P48"><text:span text:style-name="T16">console</text:span>.<text:span text:style-name="T25">log</text:span>(<text:span text:style-name="T16">students</text:span>[<text:span text:style-name="T36">1</text:span>])</text:p>
      <text:p text:style-name="P71"/>
      <text:p text:style-name="P71">9. Sem rodar o código responda qual é a resposta do código e porque? Após sua resposta, rode o código e veja se você acertou.</text:p>
      <text:p text:style-name="P71"/>
      <text:p text:style-name="P46"><text:span text:style-name="T16">console</text:span>.<text:span text:style-name="T25">log</text:span>(<text:span text:style-name="T16">a</text:span>)</text:p>
      <text:p text:style-name="P48"><text:span text:style-name="T31">var</text:span> <text:span text:style-name="T16">a</text:span> = <text:span text:style-name="T36">1</text:span></text:p>
      <text:p text:style-name="P119"/>
      <text:p text:style-name="P79">Guias estelares</text:p>
      <text:p text:style-name="P35"><text:span text:style-name="T1">O guia estelar de </text:span><text:span text:style-name="T2">JavaScript</text:span></text:p>
      <text:p text:style-name="P74">Funções</text:p>
      <text:list xml:id="list644950326" text:style-name="L25">
        <text:list-item>
          <text:p text:style-name="P120">Functions</text:p>
        </text:list-item>
      </text:list>
      <text:list xml:id="list1237968636" text:style-name="L26">
        <text:list-item>
          <text:p text:style-name="P121">criar um aplicativos de frases motivacionais</text:p>
        </text:list-item>
        <text:list-item>
          <text:p text:style-name="P121">Finalidade - agrupamento de código, reutilização de código e dá significado.</text:p>
        </text:list-item>
        <text:list-item>
          <text:p text:style-name="P121">declaration - declaração da função</text:p>
        </text:list-item>
        <text:list-item>
          <text:p text:style-name="P121">function statement</text:p>
        </text:list-item>
      </text:list>
      <text:p text:style-name="P122"/>
      <text:p text:style-name="P50"><text:span text:style-name="T31">function</text:span> <text:span text:style-name="T25">createPhrases</text:span>(){</text:p>
      <text:p text:style-name="P48"><text:span text:style-name="T16">console</text:span>.<text:span text:style-name="T25">log</text:span>(<text:span text:style-name="T28">'Estudar é muito bom'</text:span>)</text:p>
      <text:p text:style-name="P48"><text:span text:style-name="T16">console</text:span>.<text:span text:style-name="T25">log</text:span>(<text:span text:style-name="T28">'Paciência e persistência'</text:span>)</text:p>
      <text:p text:style-name="P48"><text:span text:style-name="T16">console</text:span>.<text:span text:style-name="T25">log</text:span>(<text:span text:style-name="T28">'Revisão é a mãe do aprendizado'</text:span>)</text:p>
      <text:p text:style-name="P48">}</text:p>
      <text:p text:style-name="P122"/>
      <text:p text:style-name="P122">// executar a função</text:p>
      <text:p text:style-name="P122">// rodar, chamar, invocar</text:p>
      <text:p text:style-name="P122">// execute, run, call, invoke</text:p>
      <text:p text:style-name="P122"/>
      <text:p text:style-name="P50"><text:span text:style-name="T25">createPhrases</text:span>()</text:p>
      <text:p text:style-name="P58"><text:span text:style-name="T18">console</text:span><text:span text:style-name="T24">.</text:span><text:span text:style-name="T27">log</text:span><text:span text:style-name="T24">(</text:span><text:span text:style-name="T29">'fim do programa'</text:span><text:span text:style-name="T24">)</text:span></text:p>
      <text:p text:style-name="P122"/>
      <text:list xml:id="list80847028158758" text:continue-list="list644950326" text:style-name="L25">
        <text:list-item>
          <text:p text:style-name="P120">Argumentos e parâmetros</text:p>
        </text:list-item>
      </text:list>
      <text:p text:style-name="P72">// function expression</text:p>
      <text:p text:style-name="P72">// function anonymous</text:p>
      <text:p text:style-name="P72">// parâmetros (parameters<text:span text:style-name="T44">)</text:span></text:p>
      <text:p text:style-name="P72"/>
      <text:p text:style-name="P47"><text:span text:style-name="T31">const</text:span> <text:span text:style-name="T25">sum</text:span> = <text:span text:style-name="T31">function</text:span>(<text:span text:style-name="T16">number1</text:span>, <text:span text:style-name="T16">number2</text:span>){</text:p>
      <text:p text:style-name="P48"><text:span text:style-name="T16">console</text:span>.<text:span text:style-name="T25">log</text:span>(<text:span text:style-name="T16">number1</text:span> + <text:span text:style-name="T16">number2</text:span>)</text:p>
      <text:p text:style-name="P48">}</text:p>
      <text:p text:style-name="P58"/>
      <text:p text:style-name="P48"><text:span text:style-name="T25">sum</text:span>(<text:span text:style-name="T36">2</text:span>, <text:span text:style-name="T36">3</text:span>) <text:span text:style-name="T35">// arguments - argumentos</text:span></text:p>
      <text:p text:style-name="P72"/>
      <text:list xml:id="list80845913833759" text:continue-numbering="true" text:style-name="L25">
        <text:list-item>
          <text:p text:style-name="P120">Retornando valores dentro da função</text:p>
        </text:list-item>
      </text:list>
      <text:p text:style-name="P73">// function expression</text:p>
      <text:p text:style-name="P73">// function anonymous</text:p>
      <text:p text:style-name="P73">// parâmetros (parameters<text:span text:style-name="T44">)</text:span></text:p>
      <text:p text:style-name="P73"/>
      <text:p text:style-name="P47"><text:span text:style-name="T31">let</text:span> <text:span text:style-name="T16">total</text:span> = <text:span text:style-name="T36">0</text:span></text:p>
      <text:p text:style-name="P48"><text:span text:style-name="T31">const</text:span> <text:span text:style-name="T25">sum</text:span> = <text:span text:style-name="T31">function</text:span>(<text:span text:style-name="T16">number1</text:span>, <text:span text:style-name="T16">number2</text:span>){</text:p>
      <text:p text:style-name="P48"><text:span text:style-name="T31"><text:tab/>let</text:span> <text:span text:style-name="T16">total</text:span> = <text:span text:style-name="T16">number1</text:span> + <text:span text:style-name="T16">number2</text:span></text:p>
      <text:p text:style-name="P48"><text:span text:style-name="T45"><text:tab/>return</text:span> <text:span text:style-name="T16">total</text:span></text:p>
      <text:p text:style-name="P48">}</text:p>
      <text:p text:style-name="P58"/>
      <text:p text:style-name="P48"><text:span text:style-name="T31">let</text:span> <text:span text:style-name="T16">number1</text:span> = <text:span text:style-name="T36">34</text:span></text:p>
      <text:p text:style-name="P48"><text:span text:style-name="T31">let</text:span> <text:span text:style-name="T16">number2</text:span> = <text:span text:style-name="T36">25</text:span></text:p>
      <text:p text:style-name="P58"/>
      <text:p text:style-name="P48"><text:span text:style-name="T16">console</text:span>.<text:span text:style-name="T25">log</text:span>(<text:span text:style-name="T28">`o número 1 é </text:span><text:span text:style-name="T31">${</text:span><text:span text:style-name="T16">number1</text:span><text:span text:style-name="T31">}</text:span><text:span text:style-name="T28">`</text:span>)</text:p>
      <text:p text:style-name="P48"><text:span text:style-name="T16">console</text:span>.<text:span text:style-name="T25">log</text:span>(<text:span text:style-name="T28">`o número 2 é </text:span><text:span text:style-name="T31">${</text:span><text:span text:style-name="T16">number2</text:span><text:span text:style-name="T31">}</text:span><text:span text:style-name="T28">`</text:span>)</text:p>
      <text:p text:style-name="P48"><text:soft-page-break/><text:span text:style-name="T16">console</text:span>.<text:span text:style-name="T25">log</text:span>(<text:span text:style-name="T28">`a soma é </text:span><text:span text:style-name="T31">${</text:span><text:span text:style-name="T25">sum</text:span>(<text:span text:style-name="T16">number1</text:span>, <text:span text:style-name="T16">number2</text:span>)<text:span text:style-name="T31">}</text:span><text:span text:style-name="T28">`</text:span>)</text:p>
      <text:p text:style-name="P48"><text:span text:style-name="T16">console</text:span>.<text:span text:style-name="T25">log</text:span>(<text:span text:style-name="T16">total</text:span>)</text:p>
      <text:p text:style-name="P72"/>
      <text:list xml:id="list80846643402192" text:continue-numbering="true" text:style-name="L25">
        <text:list-item>
          <text:p text:style-name="P120"><text:span text:style-name="T46">O</text:span>utra maneira de entender funções</text:p>
        </text:list-item>
      </text:list>
      <text:p text:style-name="P72"/>
      <text:p text:style-name="P128">// Função é um liquidificador</text:p>
      <text:p text:style-name="P58"/>
      <text:p text:style-name="P48"><text:span text:style-name="T31">function</text:span> <text:span text:style-name="T25">fazerSuco</text:span>(<text:span text:style-name="T16">fruta1</text:span>, <text:span text:style-name="T16">fruta2</text:span>){</text:p>
      <text:p text:style-name="P48"><text:span text:style-name="T45"><text:tab/>return</text:span> <text:span text:style-name="T28">'suco de : '</text:span> + <text:span text:style-name="T16">fruta1</text:span> + <text:span text:style-name="T16">fruta2</text:span></text:p>
      <text:p text:style-name="P58"><text:span text:style-name="T24">}</text:span></text:p>
      <text:p text:style-name="P48"><text:span text:style-name="T31">const</text:span> <text:span text:style-name="T38">copo</text:span> = <text:span text:style-name="T25">fazerSuco</text:span>(<text:span text:style-name="T28">'banana'</text:span>, <text:span text:style-name="T28">'maçã'</text:span>)</text:p>
      <text:p text:style-name="P48"><text:span text:style-name="T16">console</text:span>.<text:span text:style-name="T25">log</text:span>(<text:span text:style-name="T38">copo</text:span>)</text:p>
      <text:p text:style-name="P72"/>
      <text:list xml:id="list80846703785125" text:continue-numbering="true" text:style-name="L25">
        <text:list-item>
          <text:p text:style-name="P120">Function scope</text:p>
        </text:list-item>
      </text:list>
      <text:p text:style-name="P72"/>
      <text:p text:style-name="P128">// function scope</text:p>
      <text:p text:style-name="P48"><text:span text:style-name="T31">let</text:span> <text:span text:style-name="T16">subject</text:span> = <text:span text:style-name="T28">'math'</text:span></text:p>
      <text:p text:style-name="P58"/>
      <text:p text:style-name="P48"><text:span text:style-name="T31">function</text:span> <text:span text:style-name="T25">createThink</text:span>(<text:span text:style-name="T16">subject</text:span>) {</text:p>
      <text:p text:style-name="P48"><text:span text:style-name="T16"><text:tab/>subject</text:span> = <text:span text:style-name="T28">'study'</text:span></text:p>
      <text:p text:style-name="P48"><text:span text:style-name="T45"><text:tab/>return</text:span> <text:span text:style-name="T16">subject</text:span></text:p>
      <text:p text:style-name="P48">}</text:p>
      <text:p text:style-name="P58"/>
      <text:p text:style-name="P48"><text:span text:style-name="T16">console</text:span>.<text:span text:style-name="T25">log</text:span>(<text:span text:style-name="T16">subject</text:span>)</text:p>
      <text:p text:style-name="P48"><text:span text:style-name="T16">console</text:span>.<text:span text:style-name="T25">log</text:span>(<text:span text:style-name="T25">createThink</text:span>(<text:span text:style-name="T16">subject</text:span>))</text:p>
      <text:p text:style-name="P48"><text:span text:style-name="T16">console</text:span>.<text:span text:style-name="T25">log</text:span>(<text:span text:style-name="T16">subject</text:span>)</text:p>
      <text:p text:style-name="P72"/>
      <text:list xml:id="list80845765417333" text:continue-numbering="true" text:style-name="L25">
        <text:list-item>
          <text:p text:style-name="P120">Function Hoisting</text:p>
        </text:list-item>
      </text:list>
      <text:p text:style-name="P124">A função foi chamada antes de ser executada <text:span text:style-name="T47">e mesmo assim não ocorreu bag. Isso porque o JS executou ela como hoisting.</text:span></text:p>
      <text:p text:style-name="P124"/>
      <text:p text:style-name="P128">// function hoisting</text:p>
      <text:p text:style-name="P58"/>
      <text:p text:style-name="P48"><text:span text:style-name="T25">sayMyName</text:span>();</text:p>
      <text:p text:style-name="P58"/>
      <text:p text:style-name="P48"><text:span text:style-name="T31">function</text:span> <text:span text:style-name="T25">sayMyName</text:span>(){</text:p>
      <text:p text:style-name="P48"><text:span text:style-name="T16"><text:tab/>console</text:span>.<text:span text:style-name="T25">log</text:span>(<text:span text:style-name="T28">'Thiago'</text:span>)</text:p>
      <text:p text:style-name="P48">}</text:p>
      <text:p text:style-name="P72"/>
      <text:list xml:id="list80846703146944" text:continue-numbering="true" text:style-name="L25">
        <text:list-item>
          <text:p text:style-name="P120">Arrow function</text:p>
        </text:list-item>
      </text:list>
      <text:p text:style-name="P125">Arrow ‘<text:span text:style-name="T15">=&gt;</text:span>’ maneira mais simples de se escrever uma função.</text:p>
      <text:p text:style-name="P125"/>
      <text:p text:style-name="P128">// arrow function</text:p>
      <text:p text:style-name="P58"/>
      <text:p text:style-name="P48"><text:span text:style-name="T31">const</text:span> <text:span text:style-name="T25">sayMyName</text:span> = () <text:span text:style-name="T31">=&gt;</text:span> {</text:p>
      <text:p text:style-name="P48"><text:span text:style-name="T16"><text:tab/>console</text:span>.<text:span text:style-name="T25">log</text:span>(<text:span text:style-name="T28">'Thiago'</text:span>)</text:p>
      <text:p text:style-name="P48">}</text:p>
      <text:p text:style-name="P58"/>
      <text:p text:style-name="P48"><text:span text:style-name="T25">sayMyName</text:span>()</text:p>
      <text:p text:style-name="P58"/>
      <text:p text:style-name="P48"><text:span text:style-name="T31">const</text:span> <text:span text:style-name="T25">sayMyNickName</text:span> = (<text:span text:style-name="T16">nickname</text:span>) <text:span text:style-name="T31">=&gt;</text:span> {</text:p>
      <text:p text:style-name="P48"><text:soft-page-break/><text:span text:style-name="T16"><text:tab/>console</text:span>.<text:span text:style-name="T25">log</text:span>(<text:span text:style-name="T16">nickname</text:span>)</text:p>
      <text:p text:style-name="P48">}</text:p>
      <text:p text:style-name="P58"/>
      <text:p text:style-name="P48"><text:span text:style-name="T25">sayMyNickName</text:span>(<text:span text:style-name="T28">'Carlos'</text:span>)</text:p>
      <text:p text:style-name="P72"/>
      <text:list xml:id="list80847066852520" text:continue-numbering="true" text:style-name="L25">
        <text:list-item>
          <text:p text:style-name="P120">Callback Function</text:p>
        </text:list-item>
      </text:list>
      <text:p text:style-name="P126">Quando invoco uma função e passo como parâmetro outra função.</text:p>
      <text:p text:style-name="P72"/>
      <text:p text:style-name="P128">// callback function</text:p>
      <text:p text:style-name="P48"><text:span text:style-name="T31">function</text:span> <text:span text:style-name="T25">sayMyName</text:span>(<text:span text:style-name="T16">name</text:span>) {</text:p>
      <text:p text:style-name="P48"><text:span text:style-name="T16"><text:tab/>console</text:span>.<text:span text:style-name="T25">log</text:span>(<text:span text:style-name="T28">'antes de executar a funcao callback'</text:span>)</text:p>
      <text:p text:style-name="P48"><text:span text:style-name="T25"><text:tab/>name</text:span>()</text:p>
      <text:p text:style-name="P48"><text:span text:style-name="T16"><text:tab/>console</text:span>.<text:span text:style-name="T25">log</text:span>(<text:span text:style-name="T28">'depois de executar a callback'</text:span>)</text:p>
      <text:p text:style-name="P48">}</text:p>
      <text:p text:style-name="P58"/>
      <text:p text:style-name="P48"><text:span text:style-name="T25">sayMyName</text:span>(</text:p>
      <text:p text:style-name="P48"><text:tab/>() <text:span text:style-name="T31">=&gt;</text:span> {</text:p>
      <text:p text:style-name="P48"><text:span text:style-name="T16"><text:tab/><text:tab/>console</text:span>.<text:span text:style-name="T25">log</text:span>(<text:span text:style-name="T28">'estou em uma callback'</text:span>)</text:p>
      <text:p text:style-name="P48">}</text:p>
      <text:p text:style-name="P48">)</text:p>
      <text:p text:style-name="P72"/>
      <text:list xml:id="list80847517351107" text:continue-numbering="true" text:style-name="L25">
        <text:list-item>
          <text:p text:style-name="P120">Funções construtoras</text:p>
        </text:list-item>
      </text:list>
      <text:p text:style-name="P72"/>
      <text:p text:style-name="P128">/*</text:p>
      <text:p text:style-name="P65">Function() constructor</text:p>
      <text:p text:style-name="P65">* expressão new</text:p>
      <text:p text:style-name="P65">* criar um novo objeto</text:p>
      <text:p text:style-name="P65">* this keyword</text:p>
      <text:p text:style-name="P65">*/</text:p>
      <text:p text:style-name="P58"/>
      <text:p text:style-name="P48"><text:span text:style-name="T31">function</text:span> <text:span text:style-name="T40">Person</text:span>(<text:span text:style-name="T16">name</text:span>) {</text:p>
      <text:p text:style-name="P48"><text:span text:style-name="T31"><text:tab/>this</text:span>.<text:span text:style-name="T16">name</text:span> = <text:span text:style-name="T16">name</text:span></text:p>
      <text:p text:style-name="P48"><text:span text:style-name="T31"><text:tab/>this</text:span>.<text:span text:style-name="T25">walk</text:span> = <text:span text:style-name="T31">function</text:span> () {</text:p>
      <text:p text:style-name="P48"><text:span text:style-name="T45"><text:tab/><text:tab/>return</text:span> <text:span text:style-name="T31">this</text:span>.<text:span text:style-name="T16">name</text:span> + <text:span text:style-name="T28">' is walking'</text:span></text:p>
      <text:p text:style-name="P48">}</text:p>
      <text:p text:style-name="P48">}</text:p>
      <text:p text:style-name="P48"><text:span text:style-name="T31">const</text:span> <text:span text:style-name="T38">thiago</text:span> = <text:span text:style-name="T31">new</text:span> <text:span text:style-name="T40">Person</text:span>(<text:span text:style-name="T28">'Thiago'</text:span>)</text:p>
      <text:p text:style-name="P48"><text:span text:style-name="T31">const</text:span> <text:span text:style-name="T38">joao</text:span> = <text:span text:style-name="T31">new</text:span> <text:span text:style-name="T40">Person</text:span>(<text:span text:style-name="T28">'Joao'</text:span>)</text:p>
      <text:p text:style-name="P48"><text:span text:style-name="T16">console</text:span>.<text:span text:style-name="T25">log</text:span>(<text:span text:style-name="T38">thiago</text:span>.<text:span text:style-name="T25">walk</text:span>())</text:p>
      <text:p text:style-name="P48"><text:span text:style-name="T16">console</text:span>.<text:span text:style-name="T25">log</text:span>(<text:span text:style-name="T38">joao</text:span>.<text:span text:style-name="T25">walk</text:span>())</text:p>
      <text:p text:style-name="P58"/>
      <text:p text:style-name="P48"><text:span text:style-name="T31">let</text:span> <text:span text:style-name="T16">nickname</text:span> = <text:span text:style-name="T31">new</text:span> <text:span text:style-name="T40">String</text:span>(<text:span text:style-name="T28">'limeira'</text:span>)</text:p>
      <text:p text:style-name="P48"><text:span text:style-name="T16">console</text:span>.<text:span text:style-name="T25">log</text:span>(<text:span text:style-name="T16">nickname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21:40:53.821905271</meta:creation-date>
    <dc:date>2021-04-30T08:08:45.320766377</dc:date>
    <meta:editing-duration>PT2H12M18S</meta:editing-duration>
    <meta:editing-cycles>17</meta:editing-cycles>
    <meta:generator>LibreOffice/6.1.5.2$Linux_X86_64 LibreOffice_project/10$Build-2</meta:generator>
    <meta:document-statistic meta:table-count="0" meta:image-count="0" meta:object-count="0" meta:page-count="13" meta:paragraph-count="478" meta:word-count="1976" meta:character-count="12261" meta:non-whitespace-character-count="10844"/>
  </office:meta>
</office:document-meta>
</file>